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157cm" fo:margin-left="0cm" table:align="left" style:writing-mode="lr-tb"/>
    </style:style>
    <style:style style:name="Tableau1.A" style:family="table-column">
      <style:table-column-properties style:column-width="3.607cm"/>
    </style:style>
    <style:style style:name="Tableau1.B" style:family="table-column">
      <style:table-column-properties style:column-width="12.55cm"/>
    </style:style>
    <style:style style:name="Tableau1.A1" style:family="table-cell">
      <style:table-cell-properties style:vertical-align="top" fo:padding="0.176cm" fo:border="1pt solid #000000"/>
    </style:style>
    <style:style style:name="Tableau2" style:family="table">
      <style:table-properties style:width="18.071cm" fo:margin-left="0cm" table:align="left" style:writing-mode="lr-tb"/>
    </style:style>
    <style:style style:name="Tableau2.A" style:family="table-column">
      <style:table-column-properties style:column-width="0.926cm"/>
    </style:style>
    <style:style style:name="Tableau2.B" style:family="table-column">
      <style:table-column-properties style:column-width="13.653cm"/>
    </style:style>
    <style:style style:name="Tableau2.C" style:family="table-column">
      <style:table-column-properties style:column-width="3.493cm"/>
    </style:style>
    <style:style style:name="Tableau2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15%" fo:break-before="auto" fo:break-after="auto" fo:padding="0cm" fo:border-left="none" fo:border-right="none" fo:border-top="none" fo:border-bottom="1.5pt solid #808080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10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1.905cm" fo:margin-right="0cm" fo:line-height="115%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19" style:family="paragraph" style:parent-style-name="Standard">
      <style:text-properties officeooo:rsid="0006041d" officeooo:paragraph-rsid="0006041d"/>
    </style:style>
    <style:style style:name="P20" style:family="paragraph" style:parent-style-name="Standard">
      <style:text-properties officeooo:rsid="0006041d" officeooo:paragraph-rsid="00082c23"/>
    </style:style>
    <style:style style:name="P21" style:family="paragraph" style:parent-style-name="Standard">
      <style:text-properties officeooo:rsid="0006041d" officeooo:paragraph-rsid="000894ba"/>
    </style:style>
    <style:style style:name="P22" style:family="paragraph" style:parent-style-name="Standard">
      <style:text-properties officeooo:paragraph-rsid="000894ba"/>
    </style:style>
    <style:style style:name="P23" style:family="paragraph" style:parent-style-name="Standard">
      <style:text-properties officeooo:rsid="000894ba" officeooo:paragraph-rsid="000894ba"/>
    </style:style>
    <style:style style:name="P24" style:family="paragraph" style:parent-style-name="Standard">
      <style:text-properties officeooo:rsid="000b1633" officeooo:paragraph-rsid="000b1633"/>
    </style:style>
    <style:style style:name="P25" style:family="paragraph" style:parent-style-name="Standard">
      <style:text-properties officeooo:rsid="0015b94f" officeooo:paragraph-rsid="0015b94f"/>
    </style:style>
    <style:style style:name="P26" style:family="paragraph" style:parent-style-name="Standard">
      <style:text-properties officeooo:rsid="0016669f" officeooo:paragraph-rsid="0016669f"/>
    </style:style>
    <style:style style:name="P27" style:family="paragraph" style:parent-style-name="Standard">
      <style:text-properties officeooo:paragraph-rsid="0016669f"/>
    </style:style>
    <style:style style:name="P28" style:family="paragraph" style:parent-style-name="Standard">
      <style:text-properties officeooo:rsid="00082c23" officeooo:paragraph-rsid="00082c23"/>
    </style:style>
    <style:style style:name="P29" style:family="paragraph" style:parent-style-name="Standard">
      <style:text-properties officeooo:rsid="00186b71" officeooo:paragraph-rsid="001b1d83"/>
    </style:style>
    <style:style style:name="P30" style:family="paragraph" style:parent-style-name="Standard">
      <style:text-properties officeooo:rsid="00197116" officeooo:paragraph-rsid="001b1d83"/>
    </style:style>
    <style:style style:name="P31" style:family="paragraph" style:parent-style-name="Standard">
      <style:text-properties officeooo:paragraph-rsid="001b1d83"/>
    </style:style>
    <style:style style:name="P32" style:family="paragraph" style:parent-style-name="Standard">
      <style:text-properties officeooo:rsid="001e4053" officeooo:paragraph-rsid="001e4053"/>
    </style:style>
    <style:style style:name="P33" style:family="paragraph" style:parent-style-name="Standard">
      <style:paragraph-properties fo:margin-top="0cm" fo:margin-bottom="0cm" style:contextual-spacing="false" fo:line-height="115%" style:writing-mode="lr-tb"/>
    </style:style>
    <style:style style:name="P34" style:family="paragraph" style:parent-style-name="Standard">
      <style:paragraph-properties fo:line-height="115%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35" style:family="paragraph" style:parent-style-name="Heading_20_3">
      <style:text-properties officeooo:rsid="0006041d" officeooo:paragraph-rsid="0006041d"/>
    </style:style>
    <style:style style:name="P36" style:family="paragraph" style:parent-style-name="Heading_20_3">
      <style:text-properties officeooo:rsid="0006041d" officeooo:paragraph-rsid="00143ad1"/>
    </style:style>
    <style:style style:name="P37" style:family="paragraph" style:parent-style-name="Standard">
      <style:paragraph-properties fo:line-height="115%" fo:break-before="page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38" style:family="paragraph" style:parent-style-name="Heading_20_1">
      <style:paragraph-properties fo:break-before="page"/>
      <style:text-properties officeooo:rsid="00186b71" officeooo:paragraph-rsid="001b1d83"/>
    </style:style>
    <style:style style:name="P39" style:family="paragraph" style:parent-style-name="Heading_20_1">
      <style:text-properties officeooo:rsid="00186b71" officeooo:paragraph-rsid="00186b71"/>
    </style:style>
    <style:style style:name="P40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1" style:family="paragraph" style:parent-style-name="Standard" style:list-style-name="L1">
      <style:text-properties style:text-line-through-style="solid" style:text-line-through-type="single" officeooo:rsid="0020e9be" officeooo:paragraph-rsid="0020e9be"/>
    </style:style>
    <style:style style:name="P42" style:family="paragraph" style:parent-style-name="Standard" style:list-style-name="L1">
      <style:text-properties officeooo:rsid="002377c4" officeooo:paragraph-rsid="002377c4"/>
    </style:style>
    <style:style style:name="P43" style:family="paragraph" style:parent-style-name="Standard" style:list-style-name="L1">
      <style:text-properties officeooo:rsid="00197116" officeooo:paragraph-rsid="00256f7e"/>
    </style:style>
    <style:style style:name="P44" style:family="paragraph" style:parent-style-name="Standard" style:list-style-name="L1">
      <style:text-properties officeooo:rsid="001c6136" officeooo:paragraph-rsid="001c6136"/>
    </style:style>
    <style:style style:name="P45" style:family="paragraph" style:parent-style-name="Standard" style:list-style-name="L1">
      <style:text-properties officeooo:rsid="00186b71" officeooo:paragraph-rsid="001b1d83"/>
    </style:style>
    <style:style style:name="P46" style:family="paragraph" style:parent-style-name="Standard" style:list-style-name="L2">
      <style:text-properties officeooo:rsid="00186b71" officeooo:paragraph-rsid="001b1d83"/>
    </style:style>
    <style:style style:name="P47" style:family="paragraph" style:parent-style-name="Standard" style:list-style-name="L3">
      <style:text-properties officeooo:rsid="00186b71" officeooo:paragraph-rsid="001b1d83"/>
    </style:style>
    <style:style style:name="P48" style:family="paragraph" style:parent-style-name="Standard" style:list-style-name="L4">
      <style:text-properties officeooo:rsid="001e4053" officeooo:paragraph-rsid="0028a27e"/>
    </style:style>
    <style:style style:name="P49" style:family="paragraph" style:parent-style-name="Standard" style:list-style-name="L4">
      <style:text-properties officeooo:rsid="0028a27e" officeooo:paragraph-rsid="001e4053"/>
    </style:style>
    <style:style style:name="P50" style:family="paragraph" style:parent-style-name="Standard" style:list-style-name="L5">
      <style:text-properties officeooo:rsid="0006041d" officeooo:paragraph-rsid="0006041d"/>
    </style:style>
    <style:style style:name="P51" style:family="paragraph" style:parent-style-name="Standard" style:list-style-name="L6">
      <style:text-properties officeooo:rsid="0006041d" officeooo:paragraph-rsid="0006041d"/>
    </style:style>
    <style:style style:name="P52" style:family="paragraph" style:parent-style-name="Standard" style:list-style-name="L7">
      <style:text-properties officeooo:rsid="0006041d" officeooo:paragraph-rsid="0006041d"/>
    </style:style>
    <style:style style:name="P53" style:family="paragraph" style:parent-style-name="Standard" style:list-style-name="L8">
      <style:text-properties officeooo:rsid="0006041d" officeooo:paragraph-rsid="0006041d"/>
    </style:style>
    <style:style style:name="P54" style:family="paragraph" style:parent-style-name="Standard" style:list-style-name="L9">
      <style:text-properties officeooo:rsid="0006041d" officeooo:paragraph-rsid="00082c23"/>
    </style:style>
    <style:style style:name="P55" style:family="paragraph" style:parent-style-name="Standard" style:list-style-name="L10">
      <style:text-properties officeooo:rsid="0006041d" officeooo:paragraph-rsid="000894ba"/>
    </style:style>
    <style:style style:name="P56" style:family="paragraph" style:parent-style-name="Standard" style:list-style-name="L11">
      <style:text-properties officeooo:paragraph-rsid="000894ba"/>
    </style:style>
    <style:style style:name="P57" style:family="paragraph" style:parent-style-name="Standard" style:list-style-name="L12">
      <style:text-properties officeooo:rsid="0015b94f" officeooo:paragraph-rsid="0015b94f"/>
    </style:style>
    <style:style style:name="P58" style:family="paragraph" style:parent-style-name="Standard" style:list-style-name="L3">
      <style:text-properties officeooo:rsid="002c9813" officeooo:paragraph-rsid="002c9813"/>
    </style:style>
    <style:style style:name="P59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60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61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62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63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64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65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</style:style>
    <style:style style:name="P66" style:family="paragraph" style:parent-style-name="Standard" style:list-style-name="LS14">
      <style:paragraph-properties fo:margin-top="0cm" fo:margin-bottom="0cm" style:contextual-spacing="false" fo:line-height="115%" fo:break-before="auto" fo:break-after="auto" style:writing-mode="lr-tb"/>
    </style:style>
    <style:style style:name="P67" style:family="paragraph" style:parent-style-name="Standard" style:list-style-name="LS15">
      <style:paragraph-properties fo:margin-top="0cm" fo:margin-bottom="0cm" style:contextual-spacing="false" fo:line-height="115%" fo:break-before="auto" fo:break-after="auto" style:writing-mode="lr-tb"/>
    </style:style>
    <style:style style:name="P68" style:family="paragraph" style:parent-style-name="Standard" style:list-style-name="LS16">
      <style:paragraph-properties fo:margin-top="0cm" fo:margin-bottom="0cm" style:contextual-spacing="false" fo:line-height="115%" fo:break-before="auto" fo:break-after="auto" style:writing-mode="lr-tb"/>
    </style:style>
    <style:style style:name="P69" style:family="paragraph" style:parent-style-name="Standard" style:list-style-name="LS17">
      <style:paragraph-properties fo:margin-top="0cm" fo:margin-bottom="0cm" style:contextual-spacing="false" fo:line-height="115%" fo:break-before="auto" fo:break-after="auto" style:writing-mode="lr-tb"/>
    </style:style>
    <style:style style:name="P70" style:family="paragraph" style:parent-style-name="Standard" style:list-style-name="LS18">
      <style:paragraph-properties fo:margin-top="0cm" fo:margin-bottom="0cm" style:contextual-spacing="false" fo:line-height="115%" fo:break-before="auto" fo:break-after="auto" style:writing-mode="lr-tb"/>
    </style:style>
    <style:style style:name="P71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</style:style>
    <style:style style:name="P72" style:family="paragraph" style:parent-style-name="Standard" style:list-style-name="LS19">
      <style:paragraph-properties fo:margin-top="0cm" fo:margin-bottom="0cm" style:contextual-spacing="false" fo:line-height="115%" fo:break-before="auto" fo:break-after="auto" style:writing-mode="lr-tb"/>
    </style:style>
    <style:style style:name="P73" style:family="paragraph" style:parent-style-name="Standard" style:list-style-name="LS20">
      <style:paragraph-properties fo:margin-top="0cm" fo:margin-bottom="0cm" style:contextual-spacing="false" fo:line-height="115%" fo:break-before="auto" fo:break-after="auto" style:writing-mode="lr-tb"/>
    </style:style>
    <style:style style:name="P74" style:family="paragraph" style:parent-style-name="Standard" style:list-style-name="LS21">
      <style:paragraph-properties fo:margin-top="0cm" fo:margin-bottom="0cm" style:contextual-spacing="false" fo:line-height="115%" fo:break-before="auto" fo:break-after="auto" style:writing-mode="lr-tb"/>
    </style:style>
    <style:style style:name="P75" style:family="paragraph" style:parent-style-name="Standard" style:list-style-name="LS22">
      <style:paragraph-properties fo:margin-top="0cm" fo:margin-bottom="0cm" style:contextual-spacing="false" fo:line-height="115%" fo:break-before="auto" fo:break-after="auto" style:writing-mode="lr-tb"/>
    </style:style>
    <style:style style:name="P76" style:family="paragraph" style:parent-style-name="Standard" style:list-style-name="LS23">
      <style:paragraph-properties fo:margin-top="0cm" fo:margin-bottom="0cm" style:contextual-spacing="false" fo:line-height="115%" fo:break-before="auto" fo:break-after="auto" style:writing-mode="lr-tb"/>
    </style:style>
    <style:style style:name="P77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  <style:text-properties style:text-line-through-style="solid" style:text-line-through-type="single"/>
    </style:style>
    <style:style style:name="P78" style:family="paragraph" style:parent-style-name="Standard" style:list-style-name="LS5">
      <style:paragraph-properties fo:margin-top="0cm" fo:margin-bottom="0cm" style:contextual-spacing="false" fo:line-height="100%" fo:break-before="auto" fo:break-after="auto" style:writing-mode="lr-tb"/>
    </style:style>
    <style:style style:name="P79" style:family="paragraph" style:parent-style-name="Standard" style:list-style-name="LS5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0" style:family="paragraph" style:parent-style-name="Standard" style:list-style-name="LS6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1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2" style:family="paragraph" style:parent-style-name="Standard" style:list-style-name="LS11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3" style:family="paragraph" style:parent-style-name="Standard" style:list-style-name="LS5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4" style:family="paragraph" style:parent-style-name="Standard" style:list-style-name="LS8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5" style:family="paragraph" style:parent-style-name="Standard" style:list-style-name="LS9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6" style:family="paragraph" style:parent-style-name="Heading_20_1">
      <style:paragraph-properties fo:line-height="115%" fo:break-before="page" style:writing-mode="lr-tb"/>
    </style:style>
    <style:style style:name="P87" style:family="paragraph" style:parent-style-name="Heading_20_1">
      <style:paragraph-properties fo:line-height="115%" fo:break-before="auto" fo:break-after="auto" style:writing-mode="lr-tb"/>
    </style:style>
    <style:style style:name="P88" style:family="paragraph" style:parent-style-name="Heading_20_2">
      <style:paragraph-properties fo:line-height="115%" fo:break-before="auto" fo:break-after="auto" style:writing-mode="lr-tb"/>
    </style:style>
    <style:style style:name="P89" style:family="paragraph" style:parent-style-name="Heading_20_2">
      <style:paragraph-properties fo:margin-top="0.353cm" fo:margin-bottom="0cm" style:contextual-spacing="false" fo:line-height="115%" fo:break-before="auto" fo:break-after="auto" style:writing-mode="lr-tb"/>
    </style:style>
    <style:style style:name="P90" style:family="paragraph" style:parent-style-name="Heading_20_2">
      <style:paragraph-properties fo:margin-top="0.353cm" fo:margin-bottom="0cm" style:contextual-spacing="false" fo:line-height="115%" fo:keep-together="always" fo:break-before="auto" fo:break-after="auto" fo:keep-with-next="always" style:writing-mode="lr-tb"/>
    </style:style>
    <style:style style:name="P91" style:family="paragraph" style:parent-style-name="Heading_20_3">
      <style:paragraph-properties fo:line-height="115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041d" style:font-weight-asian="bold" style:font-weight-complex="bold"/>
    </style:style>
    <style:style style:name="T3" style:family="text">
      <style:text-properties fo:font-weight="bold" officeooo:rsid="000894ba" style:font-weight-asian="bold" style:font-weight-complex="bold"/>
    </style:style>
    <style:style style:name="T4" style:family="text">
      <style:text-properties fo:font-weight="bold" officeooo:rsid="000cfe3e" style:font-weight-asian="bold" style:font-weight-complex="bold"/>
    </style:style>
    <style:style style:name="T5" style:family="text">
      <style:text-properties officeooo:rsid="0006041d"/>
    </style:style>
    <style:style style:name="T6" style:family="text">
      <style:text-properties officeooo:rsid="0006a751"/>
    </style:style>
    <style:style style:name="T7" style:family="text">
      <style:text-properties officeooo:rsid="00082c23"/>
    </style:style>
    <style:style style:name="T8" style:family="text">
      <style:text-properties officeooo:rsid="000894ba"/>
    </style:style>
    <style:style style:name="T9" style:family="text">
      <style:text-properties officeooo:rsid="000b1633"/>
    </style:style>
    <style:style style:name="T10" style:family="text">
      <style:text-properties officeooo:rsid="000b3c9b"/>
    </style:style>
    <style:style style:name="T11" style:family="text">
      <style:text-properties officeooo:rsid="000b565b"/>
    </style:style>
    <style:style style:name="T12" style:family="text">
      <style:text-properties officeooo:rsid="000e2987"/>
    </style:style>
    <style:style style:name="T13" style:family="text">
      <style:text-properties officeooo:rsid="000e3094"/>
    </style:style>
    <style:style style:name="T14" style:family="text">
      <style:text-properties officeooo:rsid="001020ca"/>
    </style:style>
    <style:style style:name="T15" style:family="text">
      <style:text-properties officeooo:rsid="0010df7f"/>
    </style:style>
    <style:style style:name="T16" style:family="text">
      <style:text-properties officeooo:rsid="00143ad1"/>
    </style:style>
    <style:style style:name="T17" style:family="text">
      <style:text-properties officeooo:rsid="0015b94f"/>
    </style:style>
    <style:style style:name="T18" style:family="text">
      <style:text-properties officeooo:rsid="001fab6c"/>
    </style:style>
    <style:style style:name="T19" style:family="text">
      <style:text-properties officeooo:rsid="00220a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1"/>
      <text:p text:style-name="P3">Livret numérique de suivi des périodes de formation en milieu professionnel</text:p>
      <text:p text:style-name="P2"/>
      <text:p text:style-name="P2"/>
      <text:p text:style-name="P2"/>
      <text:p text:style-name="P2"/>
      <text:p text:style-name="P2"/>
      <text:p text:style-name="P2"/>
      <text:p text:style-name="P5">Partie 2 : développement logiciel - analyse UM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34"/>
      <text:p text:style-name="P34"/>
      <text:p text:style-name="P38">SESE A FAIRE :</text:p>
      <text:p text:style-name="P29">Général : </text:p>
      <text:list xml:id="list2147427096714340016" text:style-name="L1">
        <text:list-item>
          <text:p text:style-name="P41">Creer une class “User” qui indique l'utilisateur connecté s'il existe et son groupe +<text:span text:style-name="T19">autre (voir où utiliser cette objet : main router ou controller?). Rediriger sur Login si aucune connection</text:span></text:p>
        </text:list-item>
        <text:list-item>
          <text:p text:style-name="P42">Gerer HTTP 404 et exceptions</text:p>
        </text:list-item>
        <text:list-item>
          <text:p text:style-name="P43">voir dépendances tables base de données (gérer dans modèle et/ou mySql)??</text:p>
        </text:list-item>
        <text:list-item>
          <text:p text:style-name="P44">Ajouter la spécialité de la promoption sur les entêtes</text:p>
        </text:list-item>
        <text:list-item>
          <text:p text:style-name="P45">crypter mot de passe</text:p>
        </text:list-item>
        <text:list-item>
          <text:p text:style-name="P45">passer en HTTPS</text:p>
        </text:list-item>
      </text:list>
      <text:p text:style-name="P30"/>
      <text:p text:style-name="P31">login :</text:p>
      <text:list xml:id="list5828389956517307671" text:style-name="L2">
        <text:list-item>
          <text:p text:style-name="P46">changer entête</text:p>
        </text:list-item>
        <text:list-item>
          <text:p text:style-name="P46">créer formulaire de récupération de mot de passe</text:p>
        </text:list-item>
      </text:list>
      <text:p text:style-name="P29"/>
      <text:p text:style-name="P29">administraion :</text:p>
      <text:list xml:id="list4668741847721730212" text:style-name="L3">
        <text:list-item>
          <text:p text:style-name="P47">refactorer création stagiaire (comme celui enseignant)</text:p>
        </text:list-item>
        <text:list-item>
          <text:p text:style-name="P47">revoir formulaire compétence (ergonomie)</text:p>
        </text:list-item>
        <text:list-item>
          <text:p text:style-name="P47">finir formulaire sauvegarde base données</text:p>
        </text:list-item>
        <text:list-item>
          <text:p text:style-name="P47">insérer formulaire de création convention</text:p>
        </text:list-item>
        <text:list-item>
          <text:p text:style-name="P58">insérer formulaire création documents de référence</text:p>
        </text:list-item>
        <text:list-item>
          <text:p text:style-name="P47">AJAX sur tous les formulaires</text:p>
        </text:list-item>
        <text:list-item>
          <text:p text:style-name="P47">créer imports enseignants, stagiaires (CSV, ...)</text:p>
        </text:list-item>
      </text:list>
      <text:p text:style-name="Standard"/>
      <text:p text:style-name="P32"><text:span text:style-name="T18">e</text:span>nseignant : </text:p>
      <text:list xml:id="list6366259725814022248" text:style-name="L4">
        <text:list-item>
          <text:p text:style-name="P49">Visite stagiare intégrer heure, finaliser modèle </text:p>
        </text:list-item>
        <text:list-item>
          <text:p text:style-name="P48">création stage : AJAX (select, update)</text:p>
        </text:list-item>
      </text:list>
      <text:p text:style-name="Standard"/>
      <text:p text:style-name="Standard"/>
      <text:p text:style-name="Standard"/>
      <text:p text:style-name="P37"/>
      <text:p text:style-name="P9">Sommaire :</text:p>
      <text:p text:style-name="P1"/>
      <text:p text:style-name="P1"/>
      <text:p text:style-name="P10"><text:a xlink:type="simple" xlink:href="#h.3827la4op575">1 </text:a><text:a xlink:type="simple" xlink:href="#h.3827la4op575">Définitions</text:a><text:a xlink:type="simple" xlink:href="#h.3827la4op575"> </text:a><text:a xlink:type="simple" xlink:href="#h.3827la4op575">générales</text:a></text:p>
      <text:p text:style-name="P11"><text:a xlink:type="simple" xlink:href="#h.rqbg8uo79cla">1.1 </text:a><text:a xlink:type="simple" xlink:href="#h.rqbg8uo79cla">Technologies</text:a><text:a xlink:type="simple" xlink:href="#h.rqbg8uo79cla"> </text:a><text:a xlink:type="simple" xlink:href="#h.rqbg8uo79cla">employées</text:a></text:p>
      <text:p text:style-name="P11"><text:a xlink:type="simple" xlink:href="#h.php19899ho8r">1.2 </text:a><text:a xlink:type="simple" xlink:href="#h.php19899ho8r">Outils</text:a></text:p>
      <text:p text:style-name="P11"><text:a xlink:type="simple" xlink:href="#h.q46gr0rc0a1m">1.3 </text:a><text:a xlink:type="simple" xlink:href="#h.q46gr0rc0a1m">Méthodologie</text:a><text:a xlink:type="simple" xlink:href="#h.q46gr0rc0a1m"> </text:a><text:a xlink:type="simple" xlink:href="#h.q46gr0rc0a1m">de</text:a><text:a xlink:type="simple" xlink:href="#h.q46gr0rc0a1m"> </text:a><text:a xlink:type="simple" xlink:href="#h.q46gr0rc0a1m">développement</text:a></text:p>
      <text:p text:style-name="P11"><text:a xlink:type="simple" xlink:href="#h.2l6cgq6mor6a">1.4 </text:a><text:a xlink:type="simple" xlink:href="#h.2l6cgq6mor6a">Mise</text:a><text:a xlink:type="simple" xlink:href="#h.2l6cgq6mor6a"> </text:a><text:a xlink:type="simple" xlink:href="#h.2l6cgq6mor6a">en</text:a><text:a xlink:type="simple" xlink:href="#h.2l6cgq6mor6a"> </text:a><text:a xlink:type="simple" xlink:href="#h.2l6cgq6mor6a">place</text:a><text:a xlink:type="simple" xlink:href="#h.2l6cgq6mor6a"> </text:a><text:a xlink:type="simple" xlink:href="#h.2l6cgq6mor6a">de</text:a><text:a xlink:type="simple" xlink:href="#h.2l6cgq6mor6a"> </text:a><text:a xlink:type="simple" xlink:href="#h.2l6cgq6mor6a">la</text:a><text:a xlink:type="simple" xlink:href="#h.2l6cgq6mor6a"> </text:a><text:a xlink:type="simple" xlink:href="#h.2l6cgq6mor6a">charte</text:a><text:a xlink:type="simple" xlink:href="#h.2l6cgq6mor6a"> </text:a><text:a xlink:type="simple" xlink:href="#h.2l6cgq6mor6a">graphique</text:a><text:a xlink:type="simple" xlink:href="#h.2l6cgq6mor6a"> </text:a><text:a xlink:type="simple" xlink:href="#h.2l6cgq6mor6a">de</text:a><text:a xlink:type="simple" xlink:href="#h.2l6cgq6mor6a"> </text:a><text:a xlink:type="simple" xlink:href="#h.2l6cgq6mor6a">l</text:a><text:a xlink:type="simple" xlink:href="#h.2l6cgq6mor6a">'</text:a><text:a xlink:type="simple" xlink:href="#h.2l6cgq6mor6a">application</text:a></text:p>
      <text:p text:style-name="P11"><text:a xlink:type="simple" xlink:href="#h.o5r9thq329da">1.5 </text:a><text:a xlink:type="simple" xlink:href="#h.o5r9thq329da">Architecture</text:a><text:a xlink:type="simple" xlink:href="#h.o5r9thq329da"> 4 (+1) </text:a><text:a xlink:type="simple" xlink:href="#h.o5r9thq329da">tiers</text:a><text:a xlink:type="simple" xlink:href="#h.o5r9thq329da"> </text:a><text:a xlink:type="simple" xlink:href="#h.o5r9thq329da">des</text:a><text:a xlink:type="simple" xlink:href="#h.o5r9thq329da"> </text:a><text:a xlink:type="simple" xlink:href="#h.o5r9thq329da">pages</text:a></text:p>
      <text:p text:style-name="P10"><text:a xlink:type="simple" xlink:href="#h.bwzfcmx5k95s">2 </text:a><text:a xlink:type="simple" xlink:href="#h.bwzfcmx5k95s">Analyse</text:a><text:a xlink:type="simple" xlink:href="#h.bwzfcmx5k95s"> </text:a><text:a xlink:type="simple" xlink:href="#h.bwzfcmx5k95s">UML</text:a></text:p>
      <text:p text:style-name="P11"><text:a xlink:type="simple" xlink:href="#h.o2h4ewjuiq8k">Étude</text:a><text:a xlink:type="simple" xlink:href="#h.o2h4ewjuiq8k"> </text:a><text:a xlink:type="simple" xlink:href="#h.o2h4ewjuiq8k">des</text:a><text:a xlink:type="simple" xlink:href="#h.o2h4ewjuiq8k"> </text:a><text:a xlink:type="simple" xlink:href="#h.o2h4ewjuiq8k">cas</text:a><text:a xlink:type="simple" xlink:href="#h.o2h4ewjuiq8k"> </text:a><text:a xlink:type="simple" xlink:href="#h.o2h4ewjuiq8k">d</text:a><text:a xlink:type="simple" xlink:href="#h.o2h4ewjuiq8k">’</text:a><text:a xlink:type="simple" xlink:href="#h.o2h4ewjuiq8k">utilisation</text:a><text:a xlink:type="simple" xlink:href="#h.o2h4ewjuiq8k"> </text:a><text:a xlink:type="simple" xlink:href="#h.o2h4ewjuiq8k">à</text:a><text:a xlink:type="simple" xlink:href="#h.o2h4ewjuiq8k"> </text:a><text:a xlink:type="simple" xlink:href="#h.o2h4ewjuiq8k">partir</text:a><text:a xlink:type="simple" xlink:href="#h.o2h4ewjuiq8k"> </text:a><text:a xlink:type="simple" xlink:href="#h.o2h4ewjuiq8k">du</text:a><text:a xlink:type="simple" xlink:href="#h.o2h4ewjuiq8k"> </text:a><text:a xlink:type="simple" xlink:href="#h.o2h4ewjuiq8k">diagramme</text:a><text:a xlink:type="simple" xlink:href="#h.o2h4ewjuiq8k"> </text:a><text:a xlink:type="simple" xlink:href="#h.o2h4ewjuiq8k">des</text:a><text:a xlink:type="simple" xlink:href="#h.o2h4ewjuiq8k"> </text:a><text:a xlink:type="simple" xlink:href="#h.o2h4ewjuiq8k">flux</text:a><text:a xlink:type="simple" xlink:href="#h.o2h4ewjuiq8k"> </text:a><text:a xlink:type="simple" xlink:href="#h.o2h4ewjuiq8k">et</text:a><text:a xlink:type="simple" xlink:href="#h.o2h4ewjuiq8k"> </text:a><text:a xlink:type="simple" xlink:href="#h.o2h4ewjuiq8k">des</text:a><text:a xlink:type="simple" xlink:href="#h.o2h4ewjuiq8k"> </text:a><text:a xlink:type="simple" xlink:href="#h.o2h4ewjuiq8k">MCT</text:a></text:p>
      <text:p text:style-name="P11"><text:a xlink:type="simple" xlink:href="#h.uenrny6dc1gh">2.1 </text:a><text:a xlink:type="simple" xlink:href="#h.uenrny6dc1gh">Analyse</text:a><text:a xlink:type="simple" xlink:href="#h.uenrny6dc1gh"> </text:a><text:a xlink:type="simple" xlink:href="#h.uenrny6dc1gh">MCT</text:a><text:a xlink:type="simple" xlink:href="#h.uenrny6dc1gh"> “</text:a><text:a xlink:type="simple" xlink:href="#h.uenrny6dc1gh">définition</text:a><text:a xlink:type="simple" xlink:href="#h.uenrny6dc1gh">”</text:a></text:p>
      <text:p text:style-name="P11"><text:a xlink:type="simple" xlink:href="#h.6paa2g3zjh94">2.2 </text:a><text:a xlink:type="simple" xlink:href="#h.6paa2g3zjh94">Scénario</text:a><text:a xlink:type="simple" xlink:href="#h.6paa2g3zjh94"> </text:a><text:a xlink:type="simple" xlink:href="#h.6paa2g3zjh94">n</text:a><text:a xlink:type="simple" xlink:href="#h.6paa2g3zjh94">°1 : </text:a><text:a xlink:type="simple" xlink:href="#h.6paa2g3zjh94">installation</text:a><text:a xlink:type="simple" xlink:href="#h.6paa2g3zjh94"> </text:a><text:a xlink:type="simple" xlink:href="#h.6paa2g3zjh94">de</text:a><text:a xlink:type="simple" xlink:href="#h.6paa2g3zjh94"> </text:a><text:a xlink:type="simple" xlink:href="#h.6paa2g3zjh94">l</text:a><text:a xlink:type="simple" xlink:href="#h.6paa2g3zjh94">’</text:a><text:a xlink:type="simple" xlink:href="#h.6paa2g3zjh94">application</text:a></text:p>
      <text:p text:style-name="P12"><text:a xlink:type="simple" xlink:href="#h.3cxbc5mhbjts">2.2.1 </text:a><text:a xlink:type="simple" xlink:href="#h.3cxbc5mhbjts">Réalisation</text:a><text:a xlink:type="simple" xlink:href="#h.3cxbc5mhbjts"> </text:a><text:a xlink:type="simple" xlink:href="#h.3cxbc5mhbjts">n</text:a><text:a xlink:type="simple" xlink:href="#h.3cxbc5mhbjts">°1 : </text:a><text:a xlink:type="simple" xlink:href="#h.3cxbc5mhbjts">mise</text:a><text:a xlink:type="simple" xlink:href="#h.3cxbc5mhbjts"> </text:a><text:a xlink:type="simple" xlink:href="#h.3cxbc5mhbjts">en</text:a><text:a xlink:type="simple" xlink:href="#h.3cxbc5mhbjts"> </text:a><text:a xlink:type="simple" xlink:href="#h.3cxbc5mhbjts">place</text:a><text:a xlink:type="simple" xlink:href="#h.3cxbc5mhbjts"> </text:a><text:a xlink:type="simple" xlink:href="#h.3cxbc5mhbjts">de</text:a><text:a xlink:type="simple" xlink:href="#h.3cxbc5mhbjts"> </text:a><text:a xlink:type="simple" xlink:href="#h.3cxbc5mhbjts">l</text:a><text:a xlink:type="simple" xlink:href="#h.3cxbc5mhbjts">’</text:a><text:a xlink:type="simple" xlink:href="#h.3cxbc5mhbjts">architecture</text:a><text:a xlink:type="simple" xlink:href="#h.3cxbc5mhbjts"> </text:a><text:a xlink:type="simple" xlink:href="#h.3cxbc5mhbjts">MVC</text:a></text:p>
      <text:p text:style-name="P12"><text:a xlink:type="simple" xlink:href="#h.vamveo1kv6c0">2.2.2 </text:a><text:a xlink:type="simple" xlink:href="#h.vamveo1kv6c0">Réalisation</text:a><text:a xlink:type="simple" xlink:href="#h.vamveo1kv6c0"> </text:a><text:a xlink:type="simple" xlink:href="#h.vamveo1kv6c0">n</text:a><text:a xlink:type="simple" xlink:href="#h.vamveo1kv6c0">°2 : </text:a><text:a xlink:type="simple" xlink:href="#h.vamveo1kv6c0">étape</text:a><text:a xlink:type="simple" xlink:href="#h.vamveo1kv6c0"> </text:a><text:a xlink:type="simple" xlink:href="#h.vamveo1kv6c0">n</text:a><text:a xlink:type="simple" xlink:href="#h.vamveo1kv6c0">°0 : </text:a><text:a xlink:type="simple" xlink:href="#h.vamveo1kv6c0">présentation</text:a></text:p>
      <text:p text:style-name="P12"><text:a xlink:type="simple" xlink:href="#h.3fstp36b8k2b">2.2.3 </text:a><text:a xlink:type="simple" xlink:href="#h.3fstp36b8k2b">Réalisation</text:a><text:a xlink:type="simple" xlink:href="#h.3fstp36b8k2b"> </text:a><text:a xlink:type="simple" xlink:href="#h.3fstp36b8k2b">n</text:a><text:a xlink:type="simple" xlink:href="#h.3fstp36b8k2b">°3 : </text:a><text:a xlink:type="simple" xlink:href="#h.3fstp36b8k2b">étape</text:a><text:a xlink:type="simple" xlink:href="#h.3fstp36b8k2b"> </text:a><text:a xlink:type="simple" xlink:href="#h.3fstp36b8k2b">n</text:a><text:a xlink:type="simple" xlink:href="#h.3fstp36b8k2b">°1 : </text:a><text:a xlink:type="simple" xlink:href="#h.3fstp36b8k2b">création</text:a><text:a xlink:type="simple" xlink:href="#h.3fstp36b8k2b"> </text:a><text:a xlink:type="simple" xlink:href="#h.3fstp36b8k2b">de</text:a><text:a xlink:type="simple" xlink:href="#h.3fstp36b8k2b"> </text:a><text:a xlink:type="simple" xlink:href="#h.3fstp36b8k2b">la</text:a><text:a xlink:type="simple" xlink:href="#h.3fstp36b8k2b"> </text:a><text:a xlink:type="simple" xlink:href="#h.3fstp36b8k2b">base</text:a><text:a xlink:type="simple" xlink:href="#h.3fstp36b8k2b"> </text:a><text:a xlink:type="simple" xlink:href="#h.3fstp36b8k2b">de</text:a><text:a xlink:type="simple" xlink:href="#h.3fstp36b8k2b"> </text:a><text:a xlink:type="simple" xlink:href="#h.3fstp36b8k2b">données</text:a></text:p>
      <text:p text:style-name="P12"><text:a xlink:type="simple" xlink:href="#h.fwvizbs7wrvi">2.2.4 </text:a><text:a xlink:type="simple" xlink:href="#h.fwvizbs7wrvi">Réalisation</text:a><text:a xlink:type="simple" xlink:href="#h.fwvizbs7wrvi"> </text:a><text:a xlink:type="simple" xlink:href="#h.fwvizbs7wrvi">n</text:a><text:a xlink:type="simple" xlink:href="#h.fwvizbs7wrvi">°4 : </text:a><text:a xlink:type="simple" xlink:href="#h.fwvizbs7wrvi">étape</text:a><text:a xlink:type="simple" xlink:href="#h.fwvizbs7wrvi"> </text:a><text:a xlink:type="simple" xlink:href="#h.fwvizbs7wrvi">n</text:a><text:a xlink:type="simple" xlink:href="#h.fwvizbs7wrvi">°2 : </text:a><text:a xlink:type="simple" xlink:href="#h.fwvizbs7wrvi">définition</text:a><text:a xlink:type="simple" xlink:href="#h.fwvizbs7wrvi"> </text:a><text:a xlink:type="simple" xlink:href="#h.fwvizbs7wrvi">de</text:a><text:a xlink:type="simple" xlink:href="#h.fwvizbs7wrvi"> </text:a><text:a xlink:type="simple" xlink:href="#h.fwvizbs7wrvi">l</text:a><text:a xlink:type="simple" xlink:href="#h.fwvizbs7wrvi">’</text:a><text:a xlink:type="simple" xlink:href="#h.fwvizbs7wrvi">administrateur</text:a><text:a xlink:type="simple" xlink:href="#h.fwvizbs7wrvi"> </text:a><text:a xlink:type="simple" xlink:href="#h.fwvizbs7wrvi">de</text:a><text:a xlink:type="simple" xlink:href="#h.fwvizbs7wrvi"> </text:a><text:a xlink:type="simple" xlink:href="#h.fwvizbs7wrvi">l</text:a><text:a xlink:type="simple" xlink:href="#h.fwvizbs7wrvi">’</text:a><text:a xlink:type="simple" xlink:href="#h.fwvizbs7wrvi">application</text:a></text:p>
      <text:p text:style-name="P11"><text:a xlink:type="simple" xlink:href="#h.tjdqf3es1j43">2.3 </text:a><text:a xlink:type="simple" xlink:href="#h.tjdqf3es1j43">Scénario</text:a><text:a xlink:type="simple" xlink:href="#h.tjdqf3es1j43"> </text:a><text:a xlink:type="simple" xlink:href="#h.tjdqf3es1j43">n</text:a><text:a xlink:type="simple" xlink:href="#h.tjdqf3es1j43">°2 : </text:a><text:a xlink:type="simple" xlink:href="#h.tjdqf3es1j43">paramétrage</text:a><text:a xlink:type="simple" xlink:href="#h.tjdqf3es1j43"> </text:a><text:a xlink:type="simple" xlink:href="#h.tjdqf3es1j43">des</text:a><text:a xlink:type="simple" xlink:href="#h.tjdqf3es1j43"> </text:a><text:a xlink:type="simple" xlink:href="#h.tjdqf3es1j43">informations</text:a><text:a xlink:type="simple" xlink:href="#h.tjdqf3es1j43"> </text:a><text:a xlink:type="simple" xlink:href="#h.tjdqf3es1j43">pédagogiques</text:a></text:p>
      <text:p text:style-name="P11"><text:a xlink:type="simple" xlink:href="#h.8oq3ypccrtne">2.4 </text:a><text:a xlink:type="simple" xlink:href="#h.8oq3ypccrtne">Scénario</text:a><text:a xlink:type="simple" xlink:href="#h.8oq3ypccrtne"> </text:a><text:a xlink:type="simple" xlink:href="#h.8oq3ypccrtne">n</text:a><text:a xlink:type="simple" xlink:href="#h.8oq3ypccrtne">°3 : </text:a><text:a xlink:type="simple" xlink:href="#h.8oq3ypccrtne">Gestion</text:a><text:a xlink:type="simple" xlink:href="#h.8oq3ypccrtne"> </text:a><text:a xlink:type="simple" xlink:href="#h.8oq3ypccrtne">des</text:a><text:a xlink:type="simple" xlink:href="#h.8oq3ypccrtne"> </text:a><text:a xlink:type="simple" xlink:href="#h.8oq3ypccrtne">enseignants</text:a></text:p>
      <text:p text:style-name="P12"><text:a xlink:type="simple" xlink:href="#h.tqf5tfy8ezrl">2.4.1 </text:a><text:a xlink:type="simple" xlink:href="#h.tqf5tfy8ezrl">Réalisation</text:a><text:a xlink:type="simple" xlink:href="#h.tqf5tfy8ezrl"> </text:a><text:a xlink:type="simple" xlink:href="#h.tqf5tfy8ezrl">n</text:a><text:a xlink:type="simple" xlink:href="#h.tqf5tfy8ezrl">°1 : </text:a><text:a xlink:type="simple" xlink:href="#h.tqf5tfy8ezrl">accès</text:a><text:a xlink:type="simple" xlink:href="#h.tqf5tfy8ezrl"> </text:a><text:a xlink:type="simple" xlink:href="#h.tqf5tfy8ezrl">portail</text:a><text:a xlink:type="simple" xlink:href="#h.tqf5tfy8ezrl"> </text:a><text:a xlink:type="simple" xlink:href="#h.tqf5tfy8ezrl">enseignant</text:a></text:p>
      <text:p text:style-name="P12"><text:a xlink:type="simple" xlink:href="#h.z8177fdcmhgl">2.4.2 </text:a><text:a xlink:type="simple" xlink:href="#h.z8177fdcmhgl">Réalisation</text:a><text:a xlink:type="simple" xlink:href="#h.z8177fdcmhgl"> </text:a><text:a xlink:type="simple" xlink:href="#h.z8177fdcmhgl">n</text:a><text:a xlink:type="simple" xlink:href="#h.z8177fdcmhgl">°2 : </text:a><text:a xlink:type="simple" xlink:href="#h.z8177fdcmhgl">création</text:a><text:a xlink:type="simple" xlink:href="#h.z8177fdcmhgl"> </text:a><text:a xlink:type="simple" xlink:href="#h.z8177fdcmhgl">de</text:a><text:a xlink:type="simple" xlink:href="#h.z8177fdcmhgl"> </text:a><text:a xlink:type="simple" xlink:href="#h.z8177fdcmhgl">stage</text:a></text:p>
      <text:p text:style-name="P12"><text:a xlink:type="simple" xlink:href="#h.mfoso890v4cy">2.4.3 </text:a><text:a xlink:type="simple" xlink:href="#h.mfoso890v4cy">Réalisation</text:a><text:a xlink:type="simple" xlink:href="#h.mfoso890v4cy"> </text:a><text:a xlink:type="simple" xlink:href="#h.mfoso890v4cy">n</text:a><text:a xlink:type="simple" xlink:href="#h.mfoso890v4cy">°3 : </text:a><text:a xlink:type="simple" xlink:href="#h.mfoso890v4cy">contacts</text:a></text:p>
      <text:p text:style-name="P12"><text:a xlink:type="simple" xlink:href="#h.qwxg82gbfu7r">2.4.4 </text:a><text:a xlink:type="simple" xlink:href="#h.qwxg82gbfu7r">Réalisation</text:a><text:a xlink:type="simple" xlink:href="#h.qwxg82gbfu7r"> </text:a><text:a xlink:type="simple" xlink:href="#h.qwxg82gbfu7r">n</text:a><text:a xlink:type="simple" xlink:href="#h.qwxg82gbfu7r">°4 : </text:a><text:a xlink:type="simple" xlink:href="#h.qwxg82gbfu7r">définir</text:a><text:a xlink:type="simple" xlink:href="#h.qwxg82gbfu7r"> </text:a><text:a xlink:type="simple" xlink:href="#h.qwxg82gbfu7r">les</text:a><text:a xlink:type="simple" xlink:href="#h.qwxg82gbfu7r"> </text:a><text:a xlink:type="simple" xlink:href="#h.qwxg82gbfu7r">visites</text:a><text:a xlink:type="simple" xlink:href="#h.qwxg82gbfu7r"> </text:a><text:a xlink:type="simple" xlink:href="#h.qwxg82gbfu7r">de</text:a><text:a xlink:type="simple" xlink:href="#h.qwxg82gbfu7r"> </text:a><text:a xlink:type="simple" xlink:href="#h.qwxg82gbfu7r">stage</text:a></text:p>
      <text:p text:style-name="P12"><text:a xlink:type="simple" xlink:href="#h.dd7hz7thz7gu">2.4.5 </text:a><text:a xlink:type="simple" xlink:href="#h.dd7hz7thz7gu">Réalisation</text:a><text:a xlink:type="simple" xlink:href="#h.dd7hz7thz7gu"> </text:a><text:a xlink:type="simple" xlink:href="#h.dd7hz7thz7gu">n</text:a><text:a xlink:type="simple" xlink:href="#h.dd7hz7thz7gu">°5 : </text:a><text:a xlink:type="simple" xlink:href="#h.dd7hz7thz7gu">renseigner</text:a><text:a xlink:type="simple" xlink:href="#h.dd7hz7thz7gu"> </text:a><text:a xlink:type="simple" xlink:href="#h.dd7hz7thz7gu">le</text:a><text:a xlink:type="simple" xlink:href="#h.dd7hz7thz7gu"> </text:a><text:a xlink:type="simple" xlink:href="#h.dd7hz7thz7gu">journal</text:a><text:a xlink:type="simple" xlink:href="#h.dd7hz7thz7gu"> </text:a><text:a xlink:type="simple" xlink:href="#h.dd7hz7thz7gu">des</text:a><text:a xlink:type="simple" xlink:href="#h.dd7hz7thz7gu"> </text:a><text:a xlink:type="simple" xlink:href="#h.dd7hz7thz7gu">visites</text:a></text:p>
      <text:p text:style-name="P12"><text:a xlink:type="simple" xlink:href="#h.gcx584m0sfto">2.4.6 </text:a><text:a xlink:type="simple" xlink:href="#h.gcx584m0sfto">Réalisation</text:a><text:a xlink:type="simple" xlink:href="#h.gcx584m0sfto"> </text:a><text:a xlink:type="simple" xlink:href="#h.gcx584m0sfto">n</text:a><text:a xlink:type="simple" xlink:href="#h.gcx584m0sfto">°6 : </text:a><text:a xlink:type="simple" xlink:href="#h.gcx584m0sfto">validation</text:a><text:a xlink:type="simple" xlink:href="#h.gcx584m0sfto"> </text:a><text:a xlink:type="simple" xlink:href="#h.gcx584m0sfto">du</text:a><text:a xlink:type="simple" xlink:href="#h.gcx584m0sfto"> </text:a><text:a xlink:type="simple" xlink:href="#h.gcx584m0sfto">stage</text:a><text:a xlink:type="simple" xlink:href="#h.gcx584m0sfto">, </text:a><text:a xlink:type="simple" xlink:href="#h.gcx584m0sfto">génération</text:a><text:a xlink:type="simple" xlink:href="#h.gcx584m0sfto"> </text:a><text:a xlink:type="simple" xlink:href="#h.gcx584m0sfto">des</text:a><text:a xlink:type="simple" xlink:href="#h.gcx584m0sfto"> </text:a><text:a xlink:type="simple" xlink:href="#h.gcx584m0sfto">synthèses</text:a></text:p>
      <text:p text:style-name="P11"><text:a xlink:type="simple" xlink:href="#h.fbkcfzcpoxdi">2.5 </text:a><text:a xlink:type="simple" xlink:href="#h.fbkcfzcpoxdi">Scénario</text:a><text:a xlink:type="simple" xlink:href="#h.fbkcfzcpoxdi"> </text:a><text:a xlink:type="simple" xlink:href="#h.fbkcfzcpoxdi">n</text:a><text:a xlink:type="simple" xlink:href="#h.fbkcfzcpoxdi">°4 : </text:a><text:a xlink:type="simple" xlink:href="#h.fbkcfzcpoxdi">Gestion</text:a><text:a xlink:type="simple" xlink:href="#h.fbkcfzcpoxdi"> </text:a><text:a xlink:type="simple" xlink:href="#h.fbkcfzcpoxdi">des</text:a><text:a xlink:type="simple" xlink:href="#h.fbkcfzcpoxdi"> </text:a><text:a xlink:type="simple" xlink:href="#h.fbkcfzcpoxdi">tuteurs</text:a></text:p>
      <text:p text:style-name="P12"><text:a xlink:type="simple" xlink:href="#h.ois2uaxw2iv9">2.5.1 </text:a><text:a xlink:type="simple" xlink:href="#h.ois2uaxw2iv9">Réalisation</text:a><text:a xlink:type="simple" xlink:href="#h.ois2uaxw2iv9"> </text:a><text:a xlink:type="simple" xlink:href="#h.ois2uaxw2iv9">n</text:a><text:a xlink:type="simple" xlink:href="#h.ois2uaxw2iv9">°1 : </text:a><text:a xlink:type="simple" xlink:href="#h.ois2uaxw2iv9">accès</text:a><text:a xlink:type="simple" xlink:href="#h.ois2uaxw2iv9"> </text:a><text:a xlink:type="simple" xlink:href="#h.ois2uaxw2iv9">portail</text:a><text:a xlink:type="simple" xlink:href="#h.ois2uaxw2iv9"> </text:a><text:a xlink:type="simple" xlink:href="#h.ois2uaxw2iv9">tuteur</text:a></text:p>
      <text:p text:style-name="P12"><text:a xlink:type="simple" xlink:href="#h.g2fxu2m95ba2">2.5.2 </text:a><text:a xlink:type="simple" xlink:href="#h.g2fxu2m95ba2">Réalisation</text:a><text:a xlink:type="simple" xlink:href="#h.g2fxu2m95ba2"> </text:a><text:a xlink:type="simple" xlink:href="#h.g2fxu2m95ba2">n</text:a><text:a xlink:type="simple" xlink:href="#h.g2fxu2m95ba2">°2 : </text:a><text:a xlink:type="simple" xlink:href="#h.g2fxu2m95ba2">consultation</text:a><text:a xlink:type="simple" xlink:href="#h.g2fxu2m95ba2"> </text:a><text:a xlink:type="simple" xlink:href="#h.g2fxu2m95ba2">de</text:a><text:a xlink:type="simple" xlink:href="#h.g2fxu2m95ba2"> </text:a><text:a xlink:type="simple" xlink:href="#h.g2fxu2m95ba2">l</text:a><text:a xlink:type="simple" xlink:href="#h.g2fxu2m95ba2">’</text:a><text:a xlink:type="simple" xlink:href="#h.g2fxu2m95ba2">identité</text:a><text:a xlink:type="simple" xlink:href="#h.g2fxu2m95ba2"> </text:a><text:a xlink:type="simple" xlink:href="#h.g2fxu2m95ba2">des</text:a><text:a xlink:type="simple" xlink:href="#h.g2fxu2m95ba2"> </text:a><text:a xlink:type="simple" xlink:href="#h.g2fxu2m95ba2">stagiaires</text:a></text:p>
      <text:p text:style-name="P12"><text:a xlink:type="simple" xlink:href="#h.nnrv4zkeurba">2.5.3 </text:a><text:a xlink:type="simple" xlink:href="#h.nnrv4zkeurba">Réalisation</text:a><text:a xlink:type="simple" xlink:href="#h.nnrv4zkeurba"> </text:a><text:a xlink:type="simple" xlink:href="#h.nnrv4zkeurba">n</text:a><text:a xlink:type="simple" xlink:href="#h.nnrv4zkeurba">°3 : </text:a><text:a xlink:type="simple" xlink:href="#h.nnrv4zkeurba">contacts</text:a></text:p>
      <text:p text:style-name="P12"><text:a xlink:type="simple" xlink:href="#h.szdi6row1inq">2.5.4 </text:a><text:a xlink:type="simple" xlink:href="#h.szdi6row1inq">Réalisation</text:a><text:a xlink:type="simple" xlink:href="#h.szdi6row1inq"> </text:a><text:a xlink:type="simple" xlink:href="#h.szdi6row1inq">n</text:a><text:a xlink:type="simple" xlink:href="#h.szdi6row1inq">°4 : </text:a><text:a xlink:type="simple" xlink:href="#h.szdi6row1inq">définir</text:a><text:a xlink:type="simple" xlink:href="#h.szdi6row1inq"> </text:a><text:a xlink:type="simple" xlink:href="#h.szdi6row1inq">les</text:a><text:a xlink:type="simple" xlink:href="#h.szdi6row1inq"> </text:a><text:a xlink:type="simple" xlink:href="#h.szdi6row1inq">activités</text:a><text:a xlink:type="simple" xlink:href="#h.szdi6row1inq"> </text:a><text:a xlink:type="simple" xlink:href="#h.szdi6row1inq">du</text:a><text:a xlink:type="simple" xlink:href="#h.szdi6row1inq"> </text:a><text:a xlink:type="simple" xlink:href="#h.szdi6row1inq">stagiaire</text:a></text:p>
      <text:p text:style-name="P12"><text:a xlink:type="simple" xlink:href="#h.64vjlp68ifp7">2.5.5 </text:a><text:a xlink:type="simple" xlink:href="#h.64vjlp68ifp7">Réalisation</text:a><text:a xlink:type="simple" xlink:href="#h.64vjlp68ifp7"> </text:a><text:a xlink:type="simple" xlink:href="#h.64vjlp68ifp7">n</text:a><text:a xlink:type="simple" xlink:href="#h.64vjlp68ifp7">°5 : </text:a><text:a xlink:type="simple" xlink:href="#h.64vjlp68ifp7">Évaluer</text:a><text:a xlink:type="simple" xlink:href="#h.64vjlp68ifp7"> </text:a><text:a xlink:type="simple" xlink:href="#h.64vjlp68ifp7">le</text:a><text:a xlink:type="simple" xlink:href="#h.64vjlp68ifp7"> </text:a><text:a xlink:type="simple" xlink:href="#h.64vjlp68ifp7">stagiaire</text:a></text:p>
      <text:p text:style-name="P11"><text:a xlink:type="simple" xlink:href="#h.tbb000r9vlr9">2.6 </text:a><text:a xlink:type="simple" xlink:href="#h.tbb000r9vlr9">Scénario</text:a><text:a xlink:type="simple" xlink:href="#h.tbb000r9vlr9"> </text:a><text:a xlink:type="simple" xlink:href="#h.tbb000r9vlr9">n</text:a><text:a xlink:type="simple" xlink:href="#h.tbb000r9vlr9">°4 : </text:a><text:a xlink:type="simple" xlink:href="#h.tbb000r9vlr9">Gestion</text:a><text:a xlink:type="simple" xlink:href="#h.tbb000r9vlr9"> </text:a><text:a xlink:type="simple" xlink:href="#h.tbb000r9vlr9">des</text:a><text:a xlink:type="simple" xlink:href="#h.tbb000r9vlr9"> </text:a><text:a xlink:type="simple" xlink:href="#h.tbb000r9vlr9">stagiaires</text:a></text:p>
      <text:p text:style-name="P12"><text:a xlink:type="simple" xlink:href="#h.fvtikina0vc3">2.6.1 </text:a><text:a xlink:type="simple" xlink:href="#h.fvtikina0vc3">Réalisation</text:a><text:a xlink:type="simple" xlink:href="#h.fvtikina0vc3"> </text:a><text:a xlink:type="simple" xlink:href="#h.fvtikina0vc3">n</text:a><text:a xlink:type="simple" xlink:href="#h.fvtikina0vc3">°1 : </text:a><text:a xlink:type="simple" xlink:href="#h.fvtikina0vc3">accès</text:a><text:a xlink:type="simple" xlink:href="#h.fvtikina0vc3"> </text:a><text:a xlink:type="simple" xlink:href="#h.fvtikina0vc3">portail</text:a><text:a xlink:type="simple" xlink:href="#h.fvtikina0vc3"> </text:a><text:a xlink:type="simple" xlink:href="#h.fvtikina0vc3">stagiaire</text:a></text:p>
      <text:p text:style-name="P12"><text:a xlink:type="simple" xlink:href="#h.vr1ergkooett">2.6.2 </text:a><text:a xlink:type="simple" xlink:href="#h.vr1ergkooett">Réalisation</text:a><text:a xlink:type="simple" xlink:href="#h.vr1ergkooett"> </text:a><text:a xlink:type="simple" xlink:href="#h.vr1ergkooett">n</text:a><text:a xlink:type="simple" xlink:href="#h.vr1ergkooett">°2 : </text:a><text:a xlink:type="simple" xlink:href="#h.vr1ergkooett">Renseigner</text:a><text:a xlink:type="simple" xlink:href="#h.vr1ergkooett"> </text:a><text:a xlink:type="simple" xlink:href="#h.vr1ergkooett">le</text:a><text:a xlink:type="simple" xlink:href="#h.vr1ergkooett"> </text:a><text:a xlink:type="simple" xlink:href="#h.vr1ergkooett">journal</text:a><text:a xlink:type="simple" xlink:href="#h.vr1ergkooett"> </text:a><text:a xlink:type="simple" xlink:href="#h.vr1ergkooett">des</text:a><text:a xlink:type="simple" xlink:href="#h.vr1ergkooett"> </text:a><text:a xlink:type="simple" xlink:href="#h.vr1ergkooett">activités</text:a></text:p>
      <text:p text:style-name="P12"><text:a xlink:type="simple" xlink:href="#h.zbv0h7frv5eu">2.6.3 </text:a><text:a xlink:type="simple" xlink:href="#h.zbv0h7frv5eu">Réalisation</text:a><text:a xlink:type="simple" xlink:href="#h.zbv0h7frv5eu"> </text:a><text:a xlink:type="simple" xlink:href="#h.zbv0h7frv5eu">n</text:a><text:a xlink:type="simple" xlink:href="#h.zbv0h7frv5eu">°3 : </text:a><text:a xlink:type="simple" xlink:href="#h.zbv0h7frv5eu">contacts</text:a></text:p>
      <text:p text:style-name="P1"/>
      <text:p text:style-name="P1"/>
      <text:h text:style-name="P86" text:outline-level="10"><text:bookmark text:name="h.3827la4op575"/>1 Définitions générales</text:h>
      <text:h text:style-name="P88" text:outline-level="10"><text:bookmark text:name="h.rqbg8uo79cla"/>1.1 Technologies employées</text:h>
      <text:list xml:id="list7607619959399885265" text:style-name="LS1">
        <text:list-item>
          <text:p text:style-name="P59">PHP</text:p>
        </text:list-item>
        <text:list-item>
          <text:p text:style-name="P59">base de données MySQL </text:p>
        </text:list-item>
        <text:list-item>
          <text:p text:style-name="P59">HTML + CSS + JAVASCRIPT</text:p>
        </text:list-item>
      </text:list>
      <text:h text:style-name="P89" text:outline-level="10"><text:bookmark text:name="h.php19899ho8r"/>1.2 Outils</text:h>
      <text:list xml:id="list4854679861287070085" text:style-name="LS2">
        <text:list-item>
          <text:p text:style-name="P60">PHP version 5.3.2</text:p>
        </text:list-item>
        <text:list-item>
          <text:p text:style-name="P60">MySQL version </text:p>
        </text:list-item>
        <text:list-item>
          <text:p text:style-name="P60">HTML5 + CSS</text:p>
        </text:list-item>
        <text:list-item>
          <text:p text:style-name="P60">IDE : netbeans versions 7.1 à 8.0</text:p>
        </text:list-item>
        <text:list-item>
          <text:p text:style-name="P60">ArgoUML pour la documentation</text:p>
        </text:list-item>
      </text:list>
      <text:p text:style-name="P1"/>
      <text:h text:style-name="P89" text:outline-level="10"><text:bookmark text:name="h.q46gr0rc0a1m"/>1.3 Méthodologie de développement</text:h>
      <text:list xml:id="list381222406662884344" text:style-name="LS3">
        <text:list-item>
          <text:p text:style-name="P61">XP “simplifié”</text:p>
        </text:list-item>
      </text:list>
      <text:p text:style-name="P1"/>
      <text:h text:style-name="P90" text:outline-level="10"><text:bookmark text:name="h.2l6cgq6mor6a"/>1.4 Mise en place de la charte graphique de l'application</text:h>
      <text:list xml:id="list3327835115085192279" text:style-name="LS4">
        <text:list-item>
          <text:p text:style-name="P62">framework CSS : bootstrap</text:p>
        </text:list-item>
        <text:list-item>
          <text:p text:style-name="P62">thèmes possibles :<text:a xlink:type="simple" xlink:href="http://bootswatch.com/"> </text:a><text:a xlink:type="simple" xlink:href="http://bootswatch.com/">http</text:a><text:a xlink:type="simple" xlink:href="http://bootswatch.com/">://</text:a><text:a xlink:type="simple" xlink:href="http://bootswatch.com/">bootswatch</text:a><text:a xlink:type="simple" xlink:href="http://bootswatch.com/">.</text:a><text:a xlink:type="simple" xlink:href="http://bootswatch.com/">com</text:a><text:a xlink:type="simple" xlink:href="http://bootswatch.com/">/</text:a></text:p>
        </text:list-item>
      </text:list>
      <text:p text:style-name="P1"/>
      <text:h text:style-name="P90" text:outline-level="10"><text:bookmark text:name="h.o5r9thq329da"/>1.5 Architecture 4 (+1) tiers des pag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En tête</text:p>
            <text:p text:style-name="P17">(Exemple)</text:p>
          </table:table-cell>
          <table:table-cell table:style-name="Tableau1.A1" office:value-type="string">
            <text:list xml:id="list8708505982055959360" text:style-name="LS5">
              <text:list-item>
                <text:p text:style-name="P79">Logo établissement de formation</text:p>
              </text:list-item>
              <text:list-item>
                <text:p text:style-name="P79">Nom établissement</text:p>
              </text:list-item>
              <text:list-item>
                <text:p text:style-name="P79">spécialité associée au livret </text:p>
              </text:list-item>
              <text:list-item>
                <text:p text:style-name="P83">Nom de l'application</text:p>
              </text:list-item>
              <text:list-item>
                <text:p text:style-name="P83">Menu transversale (accueil, à propos, contact, ...)</text:p>
              </text:list-item>
              <text:list-item>
                <text:p text:style-name="P83">Informations sur la connexion : qui, rôle</text:p>
              </text:list-item>
            </text:list>
            <text:p text:style-name="P13"/>
          </table:table-cell>
        </table:table-row>
        <table:table-row>
          <table:table-cell table:style-name="Tableau1.A1" office:value-type="string">
            <text:p text:style-name="P17">Menu</text:p>
          </table:table-cell>
          <table:table-cell table:style-name="Tableau1.A1" office:value-type="string">
            <text:list xml:id="list6631508064271091076" text:style-name="LS6">
              <text:list-item>
                <text:p text:style-name="P80">Menu contextuel</text:p>
              </text:list-item>
            </text:list>
          </table:table-cell>
        </table:table-row>
        <table:table-row>
          <table:table-cell table:style-name="Tableau1.A1" office:value-type="string">
            <text:p text:style-name="P17">Bandeau (optionnel)</text:p>
          </table:table-cell>
          <table:table-cell table:style-name="Tableau1.A1" office:value-type="string">
            <text:list xml:id="list4642075686842117840" text:style-name="LS7">
              <text:list-item>
                <text:p text:style-name="P81">Informations liées à la page: informations caractéristiques</text:p>
              </text:list-item>
            </text:list>
          </table:table-cell>
        </table:table-row>
        <table:table-row>
          <table:table-cell table:style-name="Tableau1.A1" office:value-type="string">
            <text:p text:style-name="P17">Corps</text:p>
          </table:table-cell>
          <table:table-cell table:style-name="Tableau1.A1" office:value-type="string">
            <text:list xml:id="list295764575469493305" text:style-name="LS8">
              <text:list-item>
                <text:p text:style-name="P84">formulaires</text:p>
              </text:list-item>
              <text:list-item>
                <text:p text:style-name="P84">infos</text:p>
              </text:list-item>
            </text:list>
          </table:table-cell>
        </table:table-row>
        <table:table-row>
          <table:table-cell table:style-name="Tableau1.A1" office:value-type="string">
            <text:p text:style-name="P17">Pied de page</text:p>
          </table:table-cell>
          <table:table-cell table:style-name="Tableau1.A1" office:value-type="string">
            <text:list xml:id="list6186032675951014322" text:style-name="LS9">
              <text:list-item>
                <text:p text:style-name="P85">Mentions légales</text:p>
              </text:list-item>
              <text:list-item>
                <text:p text:style-name="P85">Lois sur les ENT</text:p>
              </text:list-item>
              <text:list-item>
                <text:p text:style-name="P85">Partenaires</text:p>
              </text:list-item>
            </text:list>
          </table:table-cell>
        </table:table-row>
      </table:table>
      <text:p text:style-name="P1"/>
      <text:p text:style-name="P1"/>
      <text:h text:style-name="P87" text:outline-level="10"><text:bookmark text:name="h.bwzfcmx5k95s"/><text:soft-page-break/>2 Analyse UML</text:h>
      <text:h text:style-name="P88" text:outline-level="10"><text:bookmark text:name="h.o2h4ewjuiq8k"/>Étude des cas d’utilisation à partir du diagramme des flux et des MCT</text:h>
      <text:h text:style-name="P88" text:outline-level="10"><text:bookmark text:name="h.uenrny6dc1gh"/>2.1 Analyse MCT “définition”</text:h>
      <text:p text:style-name="P1">Découpage du MCT en deux parties : </text:p>
      <text:list xml:id="list7981273522097610416" text:style-name="LS10">
        <text:list-item>
          <text:p text:style-name="P63">Installation de l’application par l’administrateur de l’établissement : étapes 1,2,<text:span text:style-name="T13">3</text:span></text:p>
        </text:list-item>
        <text:list-item>
          <text:p text:style-name="P63">Définition des informations au sein de l’application par l’administrateur de l’application : étapes <text:span text:style-name="T14">4</text:span> à <text:span text:style-name="T14">10</text:span></text:p>
        </text:list-item>
      </text:list>
      <text:p text:style-name="P1"><text:span text:style-name="T15">Étapes</text:span> de définitions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5">N°</text:p>
          </table:table-cell>
          <table:table-cell table:style-name="Tableau2.A1" office:value-type="string">
            <text:p text:style-name="P15">Action</text:p>
          </table:table-cell>
          <table:table-cell table:style-name="Tableau2.A1" office:value-type="string">
            <text:p text:style-name="P15">vues associées</text:p>
          </table:table-cell>
        </table:table-row>
        <table:table-row>
          <table:table-cell table:style-name="Tableau2.A1" office:value-type="string">
            <text:p text:style-name="P15">0</text:p>
          </table:table-cell>
          <table:table-cell table:style-name="Tableau2.A1" office:value-type="string">
            <text:p text:style-name="P15">Présentation : le “welcome”</text:p>
          </table:table-cell>
          <table:table-cell table:style-name="Tableau2.A1" office:value-type="string">
            <text:p text:style-name="P16">0</text:p>
          </table:table-cell>
        </table:table-row>
        <table:table-row>
          <table:table-cell table:style-name="Tableau2.A1" office:value-type="string">
            <text:p text:style-name="P15">1</text:p>
          </table:table-cell>
          <table:table-cell table:style-name="Tableau2.A1" office:value-type="string">
            <text:p text:style-name="P15">Création base de données : nom associé à la formation</text:p>
          </table:table-cell>
          <table:table-cell table:style-name="Tableau2.A1" office:value-type="string">
            <text:p text:style-name="P16">1</text:p>
          </table:table-cell>
        </table:table-row>
        <table:table-row>
          <table:table-cell table:style-name="Tableau2.A1" office:value-type="string">
            <text:p text:style-name="P15">2</text:p>
          </table:table-cell>
          <table:table-cell table:style-name="Tableau2.A1" office:value-type="string">
            <text:p text:style-name="P15">Définition de l’administrateur de l’application</text:p>
          </table:table-cell>
          <table:table-cell table:style-name="Tableau2.A1" office:value-type="string">
            <text:p text:style-name="P16">2</text:p>
          </table:table-cell>
        </table:table-row>
        <table:table-row>
          <table:table-cell table:style-name="Tableau2.A1" office:value-type="string">
            <text:p text:style-name="P15">3</text:p>
          </table:table-cell>
          <table:table-cell table:style-name="Tableau2.A1" office:value-type="string">
            <text:p text:style-name="P15">Définition établissement</text:p>
          </table:table-cell>
          <table:table-cell table:style-name="Tableau2.A1" office:value-type="string">
            <text:p text:style-name="P16">3</text:p>
          </table:table-cell>
        </table:table-row>
        <table:table-row>
          <table:table-cell table:style-name="Tableau2.A1" office:value-type="string">
            <text:p text:style-name="P15">4</text:p>
          </table:table-cell>
          <table:table-cell table:style-name="Tableau2.A1" office:value-type="string">
            <text:p text:style-name="P15">Définition référentiel :</text:p>
            <text:list xml:id="list7508788155250552510" text:style-name="LS11">
              <text:list-item>
                <text:p text:style-name="P82">informations générales</text:p>
              </text:list-item>
              <text:list-item>
                <text:p text:style-name="P82">Document référence (sujet + description)</text:p>
              </text:list-item>
              <text:list-item>
                <text:p text:style-name="P82">Définition des activités</text:p>
              </text:list-item>
              <text:list-item>
                <text:p text:style-name="P82">Définition des compétences</text:p>
              </text:list-item>
              <text:list-item>
                <text:p text:style-name="P82">Définition des niveaux de compétences et autonomie (granularité)</text:p>
              </text:list-item>
            </text:list>
          </table:table-cell>
          <table:table-cell table:style-name="Tableau2.A1" office:value-type="string">
            <text:p text:style-name="P14"/>
            <text:p text:style-name="P16">4</text:p>
            <text:p text:style-name="P16">5.n</text:p>
            <text:p text:style-name="P16">6</text:p>
            <text:p text:style-name="P16">7</text:p>
            <text:p text:style-name="P16">8</text:p>
          </table:table-cell>
        </table:table-row>
        <table:table-row>
          <table:table-cell table:style-name="Tableau2.A1" office:value-type="string">
            <text:p text:style-name="P15">5</text:p>
          </table:table-cell>
          <table:table-cell table:style-name="Tableau2.A1" office:value-type="string">
            <text:p text:style-name="P15">Définition des promotions (élèves)</text:p>
          </table:table-cell>
          <table:table-cell table:style-name="Tableau2.A1" office:value-type="string">
            <text:p text:style-name="P16">9.n</text:p>
          </table:table-cell>
        </table:table-row>
        <table:table-row>
          <table:table-cell table:style-name="Tableau2.A1" office:value-type="string">
            <text:p text:style-name="P15">6</text:p>
          </table:table-cell>
          <table:table-cell table:style-name="Tableau2.A1" office:value-type="string">
            <text:p text:style-name="P15">Définition des enseignants et association avec les promotions</text:p>
          </table:table-cell>
          <table:table-cell table:style-name="Tableau2.A1" office:value-type="string">
            <text:p text:style-name="P16">10.n</text:p>
          </table:table-cell>
        </table:table-row>
        <table:table-row>
          <table:table-cell table:style-name="Tableau2.A1" office:value-type="string">
            <text:p text:style-name="P15">7</text:p>
          </table:table-cell>
          <table:table-cell table:style-name="Tableau2.A1" office:value-type="string">
            <text:p text:style-name="P15">Finalisation : démarrage de l’application</text:p>
          </table:table-cell>
          <table:table-cell table:style-name="Tableau2.A1" office:value-type="string">
            <text:p text:style-name="P16">11</text:p>
          </table:table-cell>
        </table:table-row>
      </table:table>
      <text:p text:style-name="P1"/>
      <text:h text:style-name="P88" text:outline-level="10"><text:bookmark text:name="h.6paa2g3zjh94"/>2.2 Scénario n°1 : installation de l’application</text:h>
      <text:h text:style-name="P91" text:outline-level="10"><text:bookmark text:name="h.3cxbc5mhbjts"/>2.2.1 Réalisation n°1 : mise en place de l’architecture MVC</text:h>
      <text:p text:style-name="P1"/>
      <text:p text:style-name="P8">voir doc papier …</text:p>
      <text:list xml:id="list6651157795577942317" text:style-name="LS12">
        <text:list-item>
          <text:p text:style-name="P64">Utilisation de patrons pour les vues et formulaires</text:p>
          <text:list>
            <text:list-item>
              <text:p text:style-name="P64">balises utilisées dans le patron pour gérer dynamiquement le contenu. Utilisation d’un cache.</text:p>
            </text:list-item>
          </text:list>
        </text:list-item>
        <text:list-item>
          <text:p text:style-name="P64">Mise en place d’un historique pour les états des contrôleurs dans la SESSION. États reconnus : </text:p>
          <text:list>
            <text:list-item>
              <text:p text:style-name="P64">Idle</text:p>
            </text:list-item>
            <text:list-item>
              <text:p text:style-name="P64">Running</text:p>
            </text:list-item>
            <text:list-item>
              <text:p text:style-name="P64">Stopped</text:p>
            </text:list-item>
            <text:list-item>
              <text:p text:style-name="P64">Terminated</text:p>
            </text:list-item>
            <text:list-item>
              <text:p text:style-name="P64">Error</text:p>
            </text:list-item>
          </text:list>
        </text:list-item>
      </text:list>
      <text:p text:style-name="P1">Les états sont conservés sous la forme : ‘state_history/&lt;nom_controleur&gt;/&lt;nom_action_dans_controleur&gt;’</text:p>
      <text:p text:style-name="P1"/>
      <text:h text:style-name="P91" text:outline-level="10"><text:bookmark text:name="h.vamveo1kv6c0"/>2.2.2 Réalisation n°2 : étape n°0 : présentation</text:h>
      <text:p text:style-name="P7"/>
      <text:list xml:id="list5072644516122799606" text:style-name="LS13">
        <text:list-item>
          <text:p text:style-name="P65">Mise en place d’une page licence avec obligation d’approbation</text:p>
          <text:list>
            <text:list-item>
              <text:p text:style-name="P65">Mise en place d’une logique de gestion des données utilisateur au niveau des vues : </text:p>
              <text:list>
                <text:list-item>
                  <text:p text:style-name="P77">données GET : redirection vers un autre controlleur</text:p>
                </text:list-item>
                <text:list-item>
                  <text:p text:style-name="P65"><text:soft-page-break/>données POST : envoyées au contrôleur correspondant </text:p>
                </text:list-item>
              </text:list>
            </text:list-item>
          </text:list>
        </text:list-item>
        <text:list-item>
          <text:p text:style-name="P65">Gestion basique de la version du logiciel </text:p>
        </text:list-item>
        <text:list-item>
          <text:p text:style-name="P65">Mise en place d’un “logger” (pattern singleton)</text:p>
        </text:list-item>
      </text:list>
      <text:p text:style-name="P33"/>
      <text:p text:style-name="P35">2.2.3 Réalisation n°3 : gestion des formulaires et données du client</text:p>
      <text:p text:style-name="P23">Chaque VUE est associée à un MODEL qui possède des propriétés associées au PATRON de la VUE.</text:p>
      <text:p text:style-name="P23">Ce PATRON possède des éléments <text:span text:style-name="T10">HTML </text:span>de formulaire qui utilisent dans les 'name' les noms des propriétés du MODEL. </text:p>
      <text:p text:style-name="P19"/>
      <text:p text:style-name="P19">On <text:span text:style-name="T8">va donc </text:span>réalise<text:span text:style-name="T8">r</text:span> un traitement qui va adapter les données brutes du POST pour les structurer ainsi : </text:p>
      <text:list xml:id="list1089490676769221484" text:style-name="L5">
        <text:list-item>
          <text:p text:style-name="P50">structure simple :</text:p>
        </text:list-item>
      </text:list>
      <text:list xml:id="list5542019838776563537" text:style-name="L6">
        <text:list-item>
          <text:p text:style-name="P51">array( nom_propriété_model =&gt; valeur, …)</text:p>
        </text:list-item>
      </text:list>
      <text:list xml:id="list144016018202238" text:continue-list="list1089490676769221484" text:style-name="L5">
        <text:list-item>
          <text:p text:style-name="P50">structure avec paramètres : <text:span text:style-name="T8">constructeur de propriété avec argument(s)</text:span></text:p>
        </text:list-item>
      </text:list>
      <text:list xml:id="list6509753501303608214" text:style-name="L7">
        <text:list-item>
          <text:p text:style-name="P52">array( nom_propriété_model =&gt; array(valeur principale, argument1, argument2,…), …)</text:p>
        </text:list-item>
      </text:list>
      <text:list xml:id="list144016456010172" text:continue-list="list144016018202238" text:style-name="L5">
        <text:list-item>
          <text:p text:style-name="P50">structure hiérarchisée : <text:span text:style-name="T8">liste utilisée comme propriété dans le MODEL</text:span></text:p>
        </text:list-item>
      </text:list>
      <text:list xml:id="list3598082347672961028" text:style-name="L8">
        <text:list-item>
          <text:p text:style-name="P53">array(</text:p>
        </text:list-item>
      </text:list>
      <text:p text:style-name="P20"><text:tab/><text:tab/><text:span text:style-name="T6">clé1 =&gt; array( </text:span>nom_propriété_model =&gt; valeur, …<text:span text:style-name="T7">),</text:span></text:p>
      <text:p text:style-name="P20"><text:tab/><text:tab/><text:span text:style-name="T7">clé2 =&gt; …</text:span></text:p>
      <text:p text:style-name="P20"><text:tab/><text:tab/><text:span text:style-name="T7">)</text:span></text:p>
      <text:list xml:id="list144017042051620" text:continue-list="list144016456010172" text:style-name="L5">
        <text:list-item>
          <text:p text:style-name="P50">structure hiérarchisée avec paramètres : <text:span text:style-name="T8">combinaison des cas précédents</text:span></text:p>
        </text:list-item>
      </text:list>
      <text:list xml:id="list5779759561408162464" text:style-name="L9">
        <text:list-item>
          <text:p text:style-name="P54">array(</text:p>
        </text:list-item>
      </text:list>
      <text:p text:style-name="P20"><text:tab/><text:tab/><text:span text:style-name="T6">clé1 =&gt; array( </text:span>nom_propriété_model =&gt; array(valeur principale, argument1, …), …<text:span text:style-name="T7">),</text:span></text:p>
      <text:p text:style-name="P28"><text:tab/><text:tab/>clé2 =&gt; …</text:p>
      <text:p text:style-name="P20"><text:tab/><text:tab/><text:span text:style-name="T7">)</text:span></text:p>
      <text:list xml:id="list1372010650862297601" text:style-name="L10">
        <text:list-item>
          <text:p text:style-name="P55">nom_propriété_model est le nom d'une propriété de la classe model associée à la vue. </text:p>
        </text:list-item>
        <text:list-item>
          <text:p text:style-name="P55">argument1,2,..,n sont des « aides » pour le dépouillement des informations côté <text:span text:style-name="T8">contrôleur</text:span> : clés numériques ou non. Elles peuvent servir d'indices pour des tableaux ou autre</text:p>
        </text:list-item>
      </text:list>
      <text:p text:style-name="P20"/>
      <text:p text:style-name="P21"><text:span text:style-name="T11">Correspondance</text:span> dans la VUE de formats de données <text:span text:style-name="T9">associé à l'attribut 'name'</text:span> : </text:p>
      <text:list xml:id="list7378494490159752127" text:style-name="L11">
        <text:list-item>
          <text:p text:style-name="P56"><text:span text:style-name="T2">nom_propriété_model</text:span><text:span text:style-name="T5"> =&gt; valeur</text:span></text:p>
        </text:list-item>
        <text:list-item>
          <text:p text:style-name="P56"><text:span text:style-name="T2">nom_propriété_model</text:span><text:span text:style-name="T4">#</text:span><text:span text:style-name="T2">argument1#argument2</text:span><text:span text:style-name="T5"> =&gt; valeur principale</text:span></text:p>
        </text:list-item>
        <text:list-item>
          <text:p text:style-name="P56"><text:span text:style-name="T2">nom_propriété_model#</text:span><text:span text:style-name="T4">#</text:span><text:span text:style-name="T3">clé1</text:span><text:span text:style-name="T5"> =&gt; valeur </text:span></text:p>
        </text:list-item>
        <text:list-item>
          <text:p text:style-name="P56"><text:span text:style-name="T2">nom_propriété_model#</text:span><text:span text:style-name="T4">#</text:span><text:span text:style-name="T3">clé1#</text:span><text:span text:style-name="T2">argument1#argument2</text:span><text:span text:style-name="T5"> =&gt; valeur principale</text:span></text:p>
        </text:list-item>
      </text:list>
      <text:p text:style-name="P22"/>
      <text:p text:style-name="P24">ici, <text:span text:style-name="T12">'</text:span>valeur<text:span text:style-name="T12">'</text:span> et <text:span text:style-name="T12">'</text:span>valeur principale<text:span text:style-name="T12">'</text:span> sont fournis par les éléments HTML du formulaire.</text:p>
      <text:p text:style-name="P24"/>
      <text:p text:style-name="P36">2.2.3 Réalisation n°<text:span text:style-name="T16">4</text:span> : <text:span text:style-name="T16">automatisation - MODEL, CONTROLEUR</text:span></text:p>
      <text:p text:style-name="P27">Afin de faciliter <text:span text:style-name="T17">la gestion des formulaires, on réalise une automatisation de l'initialisation des membres du modèle associé à la vue. Cette fonction est générique à tous les modèles ; elle analyse les structures de données de la réalisation précédente et initialise les membres du modèle. <text:s/></text:span></text:p>
      <text:p text:style-name="P27"/>
      <text:p text:style-name="P25">Le séquencement est le suivant au sein du contrôleur : </text:p>
      <text:list xml:id="list8353061845066667766" text:style-name="L12">
        <text:list-item>
          <text:p text:style-name="P57">extraction des paramètres du formulaire de la vue (réalisation précédente)</text:p>
        </text:list-item>
        <text:list-item>
          <text:p text:style-name="P57">filtrage éventuel des paramètres.</text:p>
        </text:list-item>
        <text:list-item>
          <text:p text:style-name="P57">initialisation des membres du modèle.</text:p>
        </text:list-item>
      </text:list>
      <text:p text:style-name="P26"/>
      <text:p text:style-name="P1"/>
      <text:h text:style-name="Heading_20_3" text:outline-level="10"><text:bookmark text:name="h.3fstp36b8k2b"/>2.2.3 Réalisation n°3 : étape n°1 : création de la base de données </text:h>
      <text:p text:style-name="P1"/>
      <text:list xml:id="list4229484103002224779" text:style-name="LS14">
        <text:list-item>
          <text:p text:style-name="P66"><text:soft-page-break/>Pour le formulaire, création d’une classe “container” qui possède les attributs adéquates pour le formulaire (champs informationnels)</text:p>
        </text:list-item>
        <text:list-item>
          <text:p text:style-name="P66">Le nom des attributs est <text:s/>directement lié à celui des membres des classes du “modèle” correspondant</text:p>
          <text:list>
            <text:list-item>
              <text:p text:style-name="P66">Ces “containers” possèdent des méthodes pour :</text:p>
              <text:list>
                <text:list-item>
                  <text:p text:style-name="P66">accéder aux attributs (getters/ setters)</text:p>
                </text:list-item>
                <text:list-item>
                  <text:p text:style-name="P66">lister les attributs </text:p>
                </text:list-item>
              </text:list>
            </text:list-item>
          </text:list>
        </text:list-item>
        <text:list-item>
          <text:p text:style-name="P66">Pour les “builder” de vues, utilisation de tableaux associatifs :</text:p>
          <text:list>
            <text:list-item>
              <text:p text:style-name="P66">Nom de la structure (header, body, etc) =&gt; tableau (key =&gt; value)</text:p>
            </text:list-item>
            <text:list-item>
              <text:p text:style-name="P66">ces associations sont réalisées dans le contrôleur.</text:p>
            </text:list-item>
          </text:list>
        </text:list-item>
        <text:list-item>
          <text:p text:style-name="P66">Voir les diags de séquences</text:p>
        </text:list-item>
        <text:list-item>
          <text:p text:style-name="P66">Gestion des erreurs </text:p>
          <text:list>
            <text:list-item>
              <text:p text:style-name="P66">utilisateur : </text:p>
              <text:list>
                <text:list-item>
                  <text:p text:style-name="P66">mauvaise entrée sur formulaire -&gt; <text:s/>retour sur formulaire</text:p>
                </text:list-item>
                <text:list-item>
                  <text:p text:style-name="P66">mauvaise URL -&gt; redirection vers page 404 <text:s/>puis vers le “home”</text:p>
                </text:list-item>
              </text:list>
            </text:list-item>
            <text:list-item>
              <text:p text:style-name="P66">externe : </text:p>
              <text:list>
                <text:list-item>
                  <text:p text:style-name="P66">service externe inopérant (base données, …) -&gt; action administrateur requise -&gt; exit </text:p>
                </text:list-item>
              </text:list>
            </text:list-item>
            <text:list-item>
              <text:p text:style-name="P66">interne : </text:p>
              <text:list>
                <text:list-item>
                  <text:p text:style-name="P66">erreur non bloquante : information à l’utilisateur et rapport d’anomalie envoyé sur serveur de maintenance -&gt; retour au “home” ou autre (suivant contexte)</text:p>
                </text:list-item>
                <text:list-item>
                  <text:p text:style-name="P66">erreur bloquante : information à l’utilisateur et rapport d’anomalie envoyé sur serveur de maintenance -&gt; exit</text:p>
                </text:list-item>
              </text:list>
            </text:list-item>
            <text:list-item>
              <text:p text:style-name="P66">techniquement :</text:p>
              <text:list>
                <text:list-item>
                  <text:p text:style-name="P66">les contrôleurs gèrent les exceptions (bloc try/catch)</text:p>
                </text:list-item>
                <text:list-item>
                  <text:p text:style-name="P66">les objet dépendants lèvent les exceptions éventuelles</text:p>
                </text:list-item>
                <text:list-item>
                  <text:p text:style-name="P66">utilisation de l’héritage sur les exception pour les filtrer au niveau du catch </text:p>
                </text:list-item>
                <text:list-item>
                  <text:p text:style-name="P66">Un contrôleur spécifique gère l’affichage des messages d’erreurs</text:p>
                </text:list-item>
              </text:list>
            </text:list-item>
          </text:list>
        </text:list-item>
      </text:list>
      <text:p text:style-name="P1"/>
      <text:h text:style-name="P91" text:outline-level="10"><text:bookmark text:name="h.fwvizbs7wrvi"/>2.2.4 Réalisation n°4 : étape n°2 : définition de l’administrateur de l’application</text:h>
      <text:p text:style-name="P1"/>
      <text:list xml:id="list9185504091677760733" text:style-name="LS15">
        <text:list-item>
          <text:p text:style-name="P67">Envoyer un mél à l’administrateur pour lui fournir les informations d’accès</text:p>
        </text:list-item>
      </text:list>
      <text:p text:style-name="P1"/>
      <text:p text:style-name="P7">2.2.4 Réalisation n°5 : étape n°3 : définition de l’établissement</text:p>
      <text:list xml:id="list3775229955452699188" text:style-name="LS16">
        <text:list-item>
          <text:p text:style-name="P68">Utilisation d’un logo?</text:p>
        </text:list-item>
      </text:list>
      <text:p text:style-name="P1"/>
      <text:p text:style-name="P7">2.2.4 Réalisation n°6 : étape n°7 : finalisation.</text:p>
      <text:list xml:id="list3647503951227049801" text:style-name="LS17">
        <text:list-item>
          <text:p text:style-name="P69">Déploiement de l’application <text:s/>: décompression dans le répertoire d’installation </text:p>
        </text:list-item>
        <text:list-item>
          <text:p text:style-name="P69">Paramétrage pour l’accès à la base de données</text:p>
        </text:list-item>
        <text:list-item>
          <text:p text:style-name="P69">Écran de finalisation</text:p>
        </text:list-item>
      </text:list>
      <text:p text:style-name="P18"/>
      <text:h text:style-name="P90" text:outline-level="10"><text:bookmark text:name="h.tjdqf3es1j43"/>2.3 Scénario n°2 : paramétrage des informations pédagogiques</text:h>
      <text:p text:style-name="P7">2.3.1 Réalisation n°1 : identification de l’administrateur</text:p>
      <text:list xml:id="list6524954508260594417" text:style-name="LS18">
        <text:list-item>
          <text:p text:style-name="P70">Écran de LOGIN</text:p>
        </text:list-item>
        <text:list-item>
          <text:p text:style-name="P70">Identification de l’administrateur</text:p>
        </text:list-item>
        <text:list-item>
          <text:p text:style-name="P70">Accès aux fonctions d’administration</text:p>
        </text:list-item>
      </text:list>
      <text:p text:style-name="P1"/>
      <text:p text:style-name="P1">Sauvegarde dans la SESSION (clé=valeur):</text:p>
      <text:p text:style-name="P1">user_connected/name = nom utilisateur</text:p>
      <text:p text:style-name="P1">user_connected/group = nom du groupe de l’utilisateur</text:p>
      <text:p text:style-name="P1"/>
      <text:p text:style-name="P1"><text:soft-page-break/>Contenu du header :</text:p>
      <text:list xml:id="list76" text:style-name="LS5">
        <text:list-item>
          <text:p text:style-name="P78">Nom établissement</text:p>
        </text:list-item>
        <text:list-item>
          <text:p text:style-name="P78">spécialité associée au livret </text:p>
        </text:list-item>
        <text:list-item>
          <text:p text:style-name="P78">Année scolaire</text:p>
        </text:list-item>
        <text:list-item>
          <text:p text:style-name="P71">Nom de l'application</text:p>
        </text:list-item>
        <text:list-item>
          <text:p text:style-name="P71">Menu transversale (Logout, Contact)</text:p>
        </text:list-item>
        <text:list-item>
          <text:p text:style-name="P71">Informations sur la connection : qui, rôle</text:p>
        </text:list-item>
      </text:list>
      <text:p text:style-name="P1"/>
      <text:p text:style-name="P7">2.3.2 Réalisation n°2 : étape n°4 : définition du référentiel</text:p>
      <text:p text:style-name="P1">Tables à modifier dans l’ordre:</text:p>
      <text:list xml:id="list8902624963289620229" text:style-name="LS19">
        <text:list-item>
          <text:p text:style-name="P72">Année</text:p>
        </text:list-item>
        <text:list-item>
          <text:p text:style-name="P72">Referentiel_de_formation</text:p>
        </text:list-item>
        <text:list-item>
          <text:p text:style-name="P72">Fonction</text:p>
        </text:list-item>
        <text:list-item>
          <text:p text:style-name="P72">Activité</text:p>
        </text:list-item>
        <text:list-item>
          <text:p text:style-name="P72">Compétence</text:p>
        </text:list-item>
      </text:list>
      <text:p text:style-name="P1">Menus correspondants : Réferentiel de formation(inclus Année), Fonction, Activité, Compétence</text:p>
      <text:p text:style-name="P7"/>
      <text:p text:style-name="P7">2.3.3 Réalisation n°3 : étape n°5 : définition des promotions et enseignants</text:p>
      <text:p text:style-name="P1">Tables à modifier dans l’ordre:</text:p>
      <text:list xml:id="list2986336777846337525" text:style-name="LS20">
        <text:list-item>
          <text:p text:style-name="P73">Promotion</text:p>
        </text:list-item>
        <text:list-item>
          <text:p text:style-name="P73">Enseignant</text:p>
        </text:list-item>
      </text:list>
      <text:p text:style-name="P1">Menus correspondants : Promotion, Enseignants</text:p>
      <text:p text:style-name="P7">2.3.4 Réalisation n°4 : étape n°4 : définition des stagiaires</text:p>
      <text:list xml:id="list8347732866069095046" text:style-name="LS21">
        <text:list-item>
          <text:p text:style-name="P74">Table concernée : Stagiaire</text:p>
        </text:list-item>
      </text:list>
      <text:p text:style-name="P1">Menus correspondants <text:s/>: stagiaire</text:p>
      <text:p text:style-name="P7">2.3.5 Réalisation n°5 : étape n°4 : définition des périodes de stages</text:p>
      <text:list xml:id="list90" text:style-name="LS21">
        <text:list-item>
          <text:p text:style-name="P74">Table concernée : Stage</text:p>
          <text:list>
            <text:list-item>
              <text:p text:style-name="P74">colonnes : </text:p>
              <text:list>
                <text:list-item>
                  <text:p text:style-name="P74">stg_denomination_periode, </text:p>
                </text:list-item>
                <text:list-item>
                  <text:p text:style-name="P74">stg_date_debut, </text:p>
                </text:list-item>
                <text:list-item>
                  <text:p text:style-name="P74">stg_date_fin</text:p>
                </text:list-item>
              </text:list>
            </text:list-item>
          </text:list>
        </text:list-item>
        <text:list-item>
          <text:p text:style-name="P74">Est “fonction” de la promotion (transitivité via stagiaire)</text:p>
        </text:list-item>
      </text:list>
      <text:p text:style-name="P1"/>
      <text:p text:style-name="P7">2.3.6 Réalisation n°6 : étape n°4 : ajout de fonctions d’administration</text:p>
      <text:list xml:id="list96" text:style-name="LS21">
        <text:list-item>
          <text:p text:style-name="P74">Modification de l’administrateur (identité, mot de passe)</text:p>
          <text:list>
            <text:list-item>
              <text:p text:style-name="P74">Table concernée : Utilisateurs</text:p>
            </text:list-item>
          </text:list>
        </text:list-item>
        <text:list-item>
          <text:p text:style-name="P74">Archivage de la base de données</text:p>
        </text:list-item>
      </text:list>
      <text:p text:style-name="P1"/>
      <text:h text:style-name="P88" text:outline-level="10"><text:bookmark text:name="h.8oq3ypccrtne"/>2.4 Scénario n°3 : Gestion des enseignants</text:h>
      <text:h text:style-name="P91" text:outline-level="10"><text:bookmark text:name="h.tqf5tfy8ezrl"/>2.4.1 Réalisation n°1 : accès portail enseignant</text:h>
      <text:p text:style-name="P1">Contenu du portail : </text:p>
      <text:list xml:id="list6431219216801207513" text:style-name="LS22">
        <text:list-item>
          <text:p text:style-name="P75">Informations nouvelles : </text:p>
          <text:list>
            <text:list-item>
              <text:p text:style-name="P75">Visites programmées</text:p>
            </text:list-item>
            <text:list-item>
              <text:p text:style-name="P75">Notification de messages (collègues, tuteurs, stagiaires) </text:p>
            </text:list-item>
          </text:list>
        </text:list-item>
      </text:list>
      <text:list xml:id="list7150462377871471468" text:style-name="LS23">
        <text:list-item>
          <text:p text:style-name="P76">Création de stage : voir MCT “initialisation du stage”</text:p>
        </text:list-item>
        <text:list-item>
          <text:p text:style-name="P76">Contacter des collègues, tuteurs, stagiaires</text:p>
        </text:list-item>
        <text:list-item>
          <text:p text:style-name="P76">Définir des visites de stagiaire : </text:p>
          <text:list>
            <text:list-item>
              <text:p text:style-name="P76">Choix stagiaire</text:p>
            </text:list-item>
            <text:list-item>
              <text:p text:style-name="P76">agenda visible des autres enseignant et des tuteurs concernés</text:p>
            </text:list-item>
          </text:list>
        </text:list-item>
        <text:list-item>
          <text:p text:style-name="P76"><text:soft-page-break/>Renseigner le journal des visites de stage</text:p>
        </text:list-item>
        <text:list-item>
          <text:p text:style-name="P76">Validation du stage et génération des synthèses</text:p>
        </text:list-item>
      </text:list>
      <text:p text:style-name="P1"/>
      <text:h text:style-name="P91" text:outline-level="10"><text:bookmark text:name="h.j0zs0gif4ozs"/>2.4.2 Réalisation n°2 : création de stage</text:h>
      <text:list xml:id="list109" text:style-name="LS21">
        <text:list-item>
          <text:p text:style-name="P74">Table concernée : Stage</text:p>
          <text:list>
            <text:list-item>
              <text:p text:style-name="P74">colonnes : </text:p>
              <text:list>
                <text:list-item>
                  <text:p text:style-name="P74">stg_status_stage (cree, en_cours, fini, interrompu, valide)</text:p>
                </text:list-item>
                <text:list-item>
                  <text:p text:style-name="P74">stg_annee_stg : issue de la table ‘Annee’</text:p>
                </text:list-item>
              </text:list>
            </text:list-item>
          </text:list>
        </text:list-item>
      </text:list>
      <text:p text:style-name="P1"/>
      <text:h text:style-name="P91" text:outline-level="10"><text:bookmark text:name="h.gcx584m0sfto"/>2.4.3 Réalisation n°3 : contacts</text:h>
      <text:h text:style-name="P91" text:outline-level="10">2.4.4 Réalisation n°4 : définir les visites de stage</text:h>
      <text:h text:style-name="P91" text:outline-level="10">2.4.5 Réalisation n°5 : renseigner le journal des visites</text:h>
      <text:h text:style-name="P91" text:outline-level="10">2.4.6 Réalisation n°6 : validation du stage, génération des synthèses</text:h>
      <text:p text:style-name="P7"/>
      <text:h text:style-name="P88" text:outline-level="10"><text:bookmark text:name="h.fbkcfzcpoxdi"/>2.5 Scénario n°4 : Gestion des tuteurs</text:h>
      <text:h text:style-name="P91" text:outline-level="10"><text:bookmark text:name="h.ois2uaxw2iv9"/>2.5.1 Réalisation n°1 : accès portail tuteur</text:h>
      <text:p text:style-name="P1">Contenu du portail : </text:p>
      <text:list xml:id="list113" text:style-name="LS22">
        <text:list-item>
          <text:p text:style-name="P75">Informations nouvelles : </text:p>
          <text:list>
            <text:list-item>
              <text:p text:style-name="P75">Visites programmées</text:p>
            </text:list-item>
            <text:list-item>
              <text:p text:style-name="P75">Notification de messages (professeurs, tuteurs, stagiaires) </text:p>
            </text:list-item>
          </text:list>
        </text:list-item>
      </text:list>
      <text:list xml:id="list116" text:style-name="LS23">
        <text:list-item>
          <text:p text:style-name="P76">Consultation de l’identité des stagiaire </text:p>
        </text:list-item>
        <text:list-item>
          <text:p text:style-name="P76">Contacter des professeurs, tuteurs, stagiaires</text:p>
        </text:list-item>
        <text:list-item>
          <text:p text:style-name="P76">Définir des les activités du stagiaire : </text:p>
          <text:list>
            <text:list-item>
              <text:p text:style-name="P76">Choix stagiaire</text:p>
            </text:list-item>
            <text:list-item>
              <text:p text:style-name="P76">activités liées à un agenda…. à voir </text:p>
            </text:list-item>
          </text:list>
        </text:list-item>
        <text:list-item>
          <text:p text:style-name="P76">Évaluer un stagiaire</text:p>
        </text:list-item>
      </text:list>
      <text:p text:style-name="P1"/>
      <text:h text:style-name="P91" text:outline-level="10"><text:bookmark text:name="h.w2ton8ctalo5"/>2.5.2 Réalisation n°2 : consultation de l’identité des stagiaires</text:h>
      <text:h text:style-name="P91" text:outline-level="10">2.5.3 Réalisation n°3 : contacts</text:h>
      <text:h text:style-name="P91" text:outline-level="10">2.5.4 Réalisation n°4 : définir les activités du stagiaire</text:h>
      <text:h text:style-name="P91" text:outline-level="10">2.5.5 Réalisation n°5 : Évaluer le stagiaire</text:h>
      <text:h text:style-name="P91" text:outline-level="10"/>
      <text:h text:style-name="P88" text:outline-level="10"><text:bookmark text:name="h.tbb000r9vlr9"/>2.6 Scénario n°4 : Gestion des stagiaires</text:h>
      <text:h text:style-name="P91" text:outline-level="10"><text:bookmark text:name="h.fvtikina0vc3"/>2.6.1 Réalisation n°1 : accès portail stagiaire</text:h>
      <text:p text:style-name="P1">Contenu du portail : </text:p>
      <text:list xml:id="list122" text:style-name="LS22">
        <text:list-item>
          <text:p text:style-name="P75">Informations nouvelles : </text:p>
          <text:list>
            <text:list-item>
              <text:p text:style-name="P75">Visites programmées</text:p>
            </text:list-item>
            <text:list-item>
              <text:p text:style-name="P75">Notification de messages (professeurs, tuteurs, stagiaires) </text:p>
            </text:list-item>
          </text:list>
        </text:list-item>
      </text:list>
      <text:list xml:id="list125" text:style-name="LS23">
        <text:list-item>
          <text:p text:style-name="P76">Renseigner le journal des activités</text:p>
        </text:list-item>
        <text:list-item>
          <text:p text:style-name="P76">Contacter des professeurs, tuteurs</text:p>
        </text:list-item>
      </text:list>
      <text:p text:style-name="P1"/>
      <text:h text:style-name="P91" text:outline-level="10"><text:bookmark text:name="h.zbv0h7frv5eu"/><text:soft-page-break/>2.6.2 Réalisation n°2 : Renseigner le journal des activités</text:h>
      <text:h text:style-name="P91" text:outline-level="10">2.6.3 Réalisation n°3 : contacts</text:h>
      <text:p text:style-name="P7"/>
      <text:p text:style-name="P1"/>
      <text:p text:style-name="P1"/>
      <text:p text:style-name="P39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default-outline-level="" style:list-style-name="" style:class="text" style:master-page-name="">
      <style:paragraph-properties fo:margin-top="0.282cm" fo:margin-bottom="0cm" style:contextual-spacing="false" fo:line-height="115%" fo:keep-together="always" style:page-number="auto" fo:break-before="auto" fo:break-after="auto" fo:background-color="transparent" fo:keep-with-next="always" text:number-lines="true" text:line-number="3" style:writing-mode="lr-tb">
        <style:tab-stops/>
        <style:background-image/>
      </style:paragraph-properties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 text:min-label-width="0.635cm"/>
      </text:list-level-style-number>
      <text:list-level-style-number text:level="2" text:style-name="List10Level1" style:num-suffix="." style:num-format="a">
        <style:list-level-properties text:space-before="1.905cm" text:min-label-width="0.635cm"/>
      </text:list-level-style-number>
      <text:list-level-style-number text:level="3" text:style-name="List1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0Level3" style:num-suffix="." style:num-format="1">
        <style:list-level-properties text:space-before="4.445cm" text:min-label-width="0.635cm"/>
      </text:list-level-style-number>
      <text:list-level-style-number text:level="5" text:style-name="List10Level4" style:num-suffix="." style:num-format="a">
        <style:list-level-properties text:space-before="5.715cm" text:min-label-width="0.635cm"/>
      </text:list-level-style-number>
      <text:list-level-style-number text:level="6" text:style-name="List1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0Level6" style:num-suffix="." style:num-format="1">
        <style:list-level-properties text:space-before="8.255cm" text:min-label-width="0.635cm"/>
      </text:list-level-style-number>
      <text:list-level-style-number text:level="8" text:style-name="List10Level7" style:num-suffix="." style:num-format="a">
        <style:list-level-properties text:space-before="9.525cm" text:min-label-width="0.635cm"/>
      </text:list-level-style-number>
      <text:list-level-style-number text:level="9" text:style-name="List1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</text:list-level-style-bullet>
      <text:list-level-style-bullet text:level="2" text:style-name="List14Level1" text:bullet-char="○">
        <style:list-level-properties text:space-before="1.905cm" text:min-label-width="0.635cm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</text:list-level-style-bullet>
      <text:list-level-style-bullet text:level="2" text:style-name="List15Level1" text:bullet-char="○">
        <style:list-level-properties text:space-before="1.905cm" text:min-label-width="0.635cm"/>
      </text:list-level-style-bullet>
      <text:list-level-style-bullet text:level="3" text:style-name="List15Level2" text:bullet-char="■">
        <style:list-level-properties text:space-before="3.492cm" text:min-label-width="0.318cm"/>
      </text:list-level-style-bullet>
      <text:list-level-style-bullet text:level="4" text:style-name="List15Level3" text:bullet-char="●">
        <style:list-level-properties text:space-before="4.445cm" text:min-label-width="0.635cm"/>
      </text:list-level-style-bullet>
      <text:list-level-style-bullet text:level="5" text:style-name="List15Level4" text:bullet-char="○">
        <style:list-level-properties text:space-before="5.715cm" text:min-label-width="0.635cm"/>
      </text:list-level-style-bullet>
      <text:list-level-style-bullet text:level="6" text:style-name="List15Level5" text:bullet-char="■">
        <style:list-level-properties text:space-before="7.302cm" text:min-label-width="0.318cm"/>
      </text:list-level-style-bullet>
      <text:list-level-style-bullet text:level="7" text:style-name="List15Level6" text:bullet-char="●">
        <style:list-level-properties text:space-before="8.255cm" text:min-label-width="0.635cm"/>
      </text:list-level-style-bullet>
      <text:list-level-style-bullet text:level="8" text:style-name="List15Level7" text:bullet-char="○">
        <style:list-level-properties text:space-before="9.525cm" text:min-label-width="0.635cm"/>
      </text:list-level-style-bullet>
      <text:list-level-style-bullet text:level="9" text:style-name="List1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</text:list-level-style-bullet>
      <text:list-level-style-bullet text:level="2" text:style-name="List16Level1" text:bullet-char="○">
        <style:list-level-properties text:space-before="1.905cm" text:min-label-width="0.635cm"/>
      </text:list-level-style-bullet>
      <text:list-level-style-bullet text:level="3" text:style-name="List16Level2" text:bullet-char="■">
        <style:list-level-properties text:space-before="3.492cm" text:min-label-width="0.318cm"/>
      </text:list-level-style-bullet>
      <text:list-level-style-bullet text:level="4" text:style-name="List16Level3" text:bullet-char="●">
        <style:list-level-properties text:space-before="4.445cm" text:min-label-width="0.635cm"/>
      </text:list-level-style-bullet>
      <text:list-level-style-bullet text:level="5" text:style-name="List16Level4" text:bullet-char="○">
        <style:list-level-properties text:space-before="5.715cm" text:min-label-width="0.635cm"/>
      </text:list-level-style-bullet>
      <text:list-level-style-bullet text:level="6" text:style-name="List16Level5" text:bullet-char="■">
        <style:list-level-properties text:space-before="7.302cm" text:min-label-width="0.318cm"/>
      </text:list-level-style-bullet>
      <text:list-level-style-bullet text:level="7" text:style-name="List16Level6" text:bullet-char="●">
        <style:list-level-properties text:space-before="8.255cm" text:min-label-width="0.635cm"/>
      </text:list-level-style-bullet>
      <text:list-level-style-bullet text:level="8" text:style-name="List16Level7" text:bullet-char="○">
        <style:list-level-properties text:space-before="9.525cm" text:min-label-width="0.635cm"/>
      </text:list-level-style-bullet>
      <text:list-level-style-bullet text:level="9" text:style-name="List1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</text:list-level-style-bullet>
      <text:list-level-style-bullet text:level="2" text:style-name="List17Level1" text:bullet-char="○">
        <style:list-level-properties text:space-before="1.905cm" text:min-label-width="0.635cm"/>
      </text:list-level-style-bullet>
      <text:list-level-style-bullet text:level="3" text:style-name="List17Level2" text:bullet-char="■">
        <style:list-level-properties text:space-before="3.492cm" text:min-label-width="0.318cm"/>
      </text:list-level-style-bullet>
      <text:list-level-style-bullet text:level="4" text:style-name="List17Level3" text:bullet-char="●">
        <style:list-level-properties text:space-before="4.445cm" text:min-label-width="0.635cm"/>
      </text:list-level-style-bullet>
      <text:list-level-style-bullet text:level="5" text:style-name="List17Level4" text:bullet-char="○">
        <style:list-level-properties text:space-before="5.715cm" text:min-label-width="0.635cm"/>
      </text:list-level-style-bullet>
      <text:list-level-style-bullet text:level="6" text:style-name="List17Level5" text:bullet-char="■">
        <style:list-level-properties text:space-before="7.302cm" text:min-label-width="0.318cm"/>
      </text:list-level-style-bullet>
      <text:list-level-style-bullet text:level="7" text:style-name="List17Level6" text:bullet-char="●">
        <style:list-level-properties text:space-before="8.255cm" text:min-label-width="0.635cm"/>
      </text:list-level-style-bullet>
      <text:list-level-style-bullet text:level="8" text:style-name="List17Level7" text:bullet-char="○">
        <style:list-level-properties text:space-before="9.525cm" text:min-label-width="0.635cm"/>
      </text:list-level-style-bullet>
      <text:list-level-style-bullet text:level="9" text:style-name="List1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</text:list-level-style-bullet>
      <text:list-level-style-bullet text:level="2" text:style-name="List18Level1" text:bullet-char="○">
        <style:list-level-properties text:space-before="1.905cm" text:min-label-width="0.635cm"/>
      </text:list-level-style-bullet>
      <text:list-level-style-bullet text:level="3" text:style-name="List18Level2" text:bullet-char="■">
        <style:list-level-properties text:space-before="3.492cm" text:min-label-width="0.318cm"/>
      </text:list-level-style-bullet>
      <text:list-level-style-bullet text:level="4" text:style-name="List18Level3" text:bullet-char="●">
        <style:list-level-properties text:space-before="4.445cm" text:min-label-width="0.635cm"/>
      </text:list-level-style-bullet>
      <text:list-level-style-bullet text:level="5" text:style-name="List18Level4" text:bullet-char="○">
        <style:list-level-properties text:space-before="5.715cm" text:min-label-width="0.635cm"/>
      </text:list-level-style-bullet>
      <text:list-level-style-bullet text:level="6" text:style-name="List18Level5" text:bullet-char="■">
        <style:list-level-properties text:space-before="7.302cm" text:min-label-width="0.318cm"/>
      </text:list-level-style-bullet>
      <text:list-level-style-bullet text:level="7" text:style-name="List18Level6" text:bullet-char="●">
        <style:list-level-properties text:space-before="8.255cm" text:min-label-width="0.635cm"/>
      </text:list-level-style-bullet>
      <text:list-level-style-bullet text:level="8" text:style-name="List18Level7" text:bullet-char="○">
        <style:list-level-properties text:space-before="9.525cm" text:min-label-width="0.635cm"/>
      </text:list-level-style-bullet>
      <text:list-level-style-bullet text:level="9" text:style-name="List1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635cm" text:min-label-width="0.635cm"/>
      </text:list-level-style-number>
      <text:list-level-style-number text:level="2" text:style-name="List19Level1" style:num-suffix="." style:num-format="a">
        <style:list-level-properties text:space-before="1.905cm" text:min-label-width="0.635cm"/>
      </text:list-level-style-number>
      <text:list-level-style-number text:level="3" text:style-name="List1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9Level3" style:num-suffix="." style:num-format="1">
        <style:list-level-properties text:space-before="4.445cm" text:min-label-width="0.635cm"/>
      </text:list-level-style-number>
      <text:list-level-style-number text:level="5" text:style-name="List19Level4" style:num-suffix="." style:num-format="a">
        <style:list-level-properties text:space-before="5.715cm" text:min-label-width="0.635cm"/>
      </text:list-level-style-number>
      <text:list-level-style-number text:level="6" text:style-name="List1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9Level6" style:num-suffix="." style:num-format="1">
        <style:list-level-properties text:space-before="8.255cm" text:min-label-width="0.635cm"/>
      </text:list-level-style-number>
      <text:list-level-style-number text:level="8" text:style-name="List19Level7" style:num-suffix="." style:num-format="a">
        <style:list-level-properties text:space-before="9.525cm" text:min-label-width="0.635cm"/>
      </text:list-level-style-number>
      <text:list-level-style-number text:level="9" text:style-name="List1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 text:min-label-width="0.635cm"/>
      </text:list-level-style-number>
      <text:list-level-style-number text:level="2" text:style-name="List20Level1" style:num-suffix="." style:num-format="a">
        <style:list-level-properties text:space-before="1.905cm" text:min-label-width="0.635cm"/>
      </text:list-level-style-number>
      <text:list-level-style-number text:level="3" text:style-name="List2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0Level3" style:num-suffix="." style:num-format="1">
        <style:list-level-properties text:space-before="4.445cm" text:min-label-width="0.635cm"/>
      </text:list-level-style-number>
      <text:list-level-style-number text:level="5" text:style-name="List20Level4" style:num-suffix="." style:num-format="a">
        <style:list-level-properties text:space-before="5.715cm" text:min-label-width="0.635cm"/>
      </text:list-level-style-number>
      <text:list-level-style-number text:level="6" text:style-name="List2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0Level6" style:num-suffix="." style:num-format="1">
        <style:list-level-properties text:space-before="8.255cm" text:min-label-width="0.635cm"/>
      </text:list-level-style-number>
      <text:list-level-style-number text:level="8" text:style-name="List20Level7" style:num-suffix="." style:num-format="a">
        <style:list-level-properties text:space-before="9.525cm" text:min-label-width="0.635cm"/>
      </text:list-level-style-number>
      <text:list-level-style-number text:level="9" text:style-name="List2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635cm" text:min-label-width="0.635cm"/>
      </text:list-level-style-bullet>
      <text:list-level-style-bullet text:level="2" text:style-name="List21Level1" text:bullet-char="○">
        <style:list-level-properties text:space-before="1.905cm" text:min-label-width="0.635cm"/>
      </text:list-level-style-bullet>
      <text:list-level-style-bullet text:level="3" text:style-name="List21Level2" text:bullet-char="■">
        <style:list-level-properties text:space-before="3.492cm" text:min-label-width="0.318cm"/>
      </text:list-level-style-bullet>
      <text:list-level-style-bullet text:level="4" text:style-name="List21Level3" text:bullet-char="●">
        <style:list-level-properties text:space-before="4.445cm" text:min-label-width="0.635cm"/>
      </text:list-level-style-bullet>
      <text:list-level-style-bullet text:level="5" text:style-name="List21Level4" text:bullet-char="○">
        <style:list-level-properties text:space-before="5.715cm" text:min-label-width="0.635cm"/>
      </text:list-level-style-bullet>
      <text:list-level-style-bullet text:level="6" text:style-name="List21Level5" text:bullet-char="■">
        <style:list-level-properties text:space-before="7.302cm" text:min-label-width="0.318cm"/>
      </text:list-level-style-bullet>
      <text:list-level-style-bullet text:level="7" text:style-name="List21Level6" text:bullet-char="●">
        <style:list-level-properties text:space-before="8.255cm" text:min-label-width="0.635cm"/>
      </text:list-level-style-bullet>
      <text:list-level-style-bullet text:level="8" text:style-name="List21Level7" text:bullet-char="○">
        <style:list-level-properties text:space-before="9.525cm" text:min-label-width="0.635cm"/>
      </text:list-level-style-bullet>
      <text:list-level-style-bullet text:level="9" text:style-name="List2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●">
        <style:list-level-properties text:space-before="0.635cm" text:min-label-width="0.635cm"/>
      </text:list-level-style-bullet>
      <text:list-level-style-bullet text:level="2" text:style-name="List22Level1" text:bullet-char="○">
        <style:list-level-properties text:space-before="1.905cm" text:min-label-width="0.635cm"/>
      </text:list-level-style-bullet>
      <text:list-level-style-bullet text:level="3" text:style-name="List22Level2" text:bullet-char="■">
        <style:list-level-properties text:space-before="3.492cm" text:min-label-width="0.318cm"/>
      </text:list-level-style-bullet>
      <text:list-level-style-bullet text:level="4" text:style-name="List22Level3" text:bullet-char="●">
        <style:list-level-properties text:space-before="4.445cm" text:min-label-width="0.635cm"/>
      </text:list-level-style-bullet>
      <text:list-level-style-bullet text:level="5" text:style-name="List22Level4" text:bullet-char="○">
        <style:list-level-properties text:space-before="5.715cm" text:min-label-width="0.635cm"/>
      </text:list-level-style-bullet>
      <text:list-level-style-bullet text:level="6" text:style-name="List22Level5" text:bullet-char="■">
        <style:list-level-properties text:space-before="7.302cm" text:min-label-width="0.318cm"/>
      </text:list-level-style-bullet>
      <text:list-level-style-bullet text:level="7" text:style-name="List22Level6" text:bullet-char="●">
        <style:list-level-properties text:space-before="8.255cm" text:min-label-width="0.635cm"/>
      </text:list-level-style-bullet>
      <text:list-level-style-bullet text:level="8" text:style-name="List22Level7" text:bullet-char="○">
        <style:list-level-properties text:space-before="9.525cm" text:min-label-width="0.635cm"/>
      </text:list-level-style-bullet>
      <text:list-level-style-bullet text:level="9" text:style-name="List2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0.635cm"/>
      </text:list-level-style-bullet>
      <text:list-level-style-bullet text:level="2" text:style-name="List23Level1" text:bullet-char="○">
        <style:list-level-properties text:space-before="1.905cm" text:min-label-width="0.635cm"/>
      </text:list-level-style-bullet>
      <text:list-level-style-bullet text:level="3" text:style-name="List23Level2" text:bullet-char="■">
        <style:list-level-properties text:space-before="3.492cm" text:min-label-width="0.318cm"/>
      </text:list-level-style-bullet>
      <text:list-level-style-bullet text:level="4" text:style-name="List23Level3" text:bullet-char="●">
        <style:list-level-properties text:space-before="4.445cm" text:min-label-width="0.635cm"/>
      </text:list-level-style-bullet>
      <text:list-level-style-bullet text:level="5" text:style-name="List23Level4" text:bullet-char="○">
        <style:list-level-properties text:space-before="5.715cm" text:min-label-width="0.635cm"/>
      </text:list-level-style-bullet>
      <text:list-level-style-bullet text:level="6" text:style-name="List23Level5" text:bullet-char="■">
        <style:list-level-properties text:space-before="7.302cm" text:min-label-width="0.318cm"/>
      </text:list-level-style-bullet>
      <text:list-level-style-bullet text:level="7" text:style-name="List23Level6" text:bullet-char="●">
        <style:list-level-properties text:space-before="8.255cm" text:min-label-width="0.635cm"/>
      </text:list-level-style-bullet>
      <text:list-level-style-bullet text:level="8" text:style-name="List23Level7" text:bullet-char="○">
        <style:list-level-properties text:space-before="9.525cm" text:min-label-width="0.635cm"/>
      </text:list-level-style-bullet>
      <text:list-level-style-bullet text:level="9" text:style-name="List2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1.249cm" fo:margin-left="1cm" fo:margin-right="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0</text:page-number></text:span><text:span text:style-name="MT1"> sur </text:span><text:span text:style-name="MT1"><text:page-count>10</text:page-count></text:span><text:span text:style-name="MT1"> </text:span><text:s/>| Livret PFMP numérique | Analyse UML | ver 280414 | authier.lppdg@gmai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31</meta:editing-cycles>
    <dc:date>2015-07-15T14:40:15.718297037</dc:date>
    <meta:editing-duration>P17DT11H13M17S</meta:editing-duration>
    <meta:document-statistic meta:table-count="2" meta:image-count="0" meta:object-count="0" meta:page-count="10" meta:paragraph-count="310" meta:word-count="2008" meta:character-count="12583" meta:non-whitespace-character-count="10982"/>
  </office:meta>
</office:document-meta>
</file>